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6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LFO7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TableColumn2" style:family="table-column">
      <style:table-column-properties style:column-width="0.984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1.9277in" style:use-optimal-column-width="false"/>
    </style:style>
    <style:style style:name="TableColumn6" style:family="table-column">
      <style:table-column-properties style:column-width="0.0055in" style:use-optimal-column-width="false"/>
    </style:style>
    <style:style style:name="Table1" style:family="table" style:master-page-name="MP0">
      <style:table-properties style:width="7.1826in" fo:margin-left="0.0486in" table:align="left"/>
    </style:style>
    <style:style style:name="TableRow7" style:family="table-row">
      <style:table-row-properties style:row-height="0.6597in" style:use-optimal-row-height="false"/>
    </style:style>
    <style:style style:name="TableCell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9" style:parent-style-name="Normalny" style:family="paragraph">
      <style:paragraph-properties fo:break-before="page" style:snap-to-layout-grid="false" fo:margin-bottom="0.0833in"/>
    </style:style>
    <style:style style:name="P15" style:parent-style-name="Normalny" style:family="paragraph">
      <style:paragraph-properties fo:margin-bottom="0.0833in"/>
      <style:text-properties style:font-name="Kabel Ult BT" fo:font-weight="bold" style:font-weight-asian="bold" fo:font-size="16pt" style:font-size-asian="16pt"/>
    </style:style>
    <style:style style:name="P16" style:parent-style-name="Normalny" style:family="paragraph">
      <style:paragraph-properties fo:margin-bottom="0.0833in"/>
    </style:style>
    <style:style style:name="TableRow17" style:family="table-row">
      <style:table-row-properties style:row-height="7.6819in" style:use-optimal-row-height="false"/>
    </style:style>
    <style:style style:name="TableCell1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9" style:parent-style-name="Normalny" style:family="paragraph">
      <style:paragraph-properties style:snap-to-layout-grid="false"/>
      <style:text-properties fo:font-size="8pt" style:font-size-asian="8pt"/>
    </style:style>
    <style:style style:name="P20" style:parent-style-name="Normalny" style:family="paragraph">
      <style:paragraph-properties fo:margin-bottom="0.0833in"/>
      <style:text-properties fo:font-size="8pt" style:font-size-asian="8pt"/>
    </style:style>
    <style:style style:name="P21" style:parent-style-name="Normalny" style:family="paragraph">
      <style:text-properties fo:font-weight="bold" style:font-weight-asian="bold" fo:font-size="14pt" style:font-size-asian="14pt"/>
    </style:style>
    <style:style style:name="T22" style:parent-style-name="Domyślnaczcionkaakapitu" style:family="text">
      <style:text-properties fo:font-weight="bold" style:font-weight-asian="bold" fo:font-size="16pt" style:font-size-asian="16pt"/>
    </style:style>
    <style:style style:name="P23" style:parent-style-name="Normalny" style:family="paragraph">
      <style:paragraph-properties fo:margin-bottom="0.0833in"/>
    </style:style>
    <style:style style:name="P24" style:parent-style-name="Normalny" style:family="paragraph">
      <style:paragraph-properties fo:text-align="center"/>
      <style:text-properties fo:font-weight="bold" style:font-weight-asian="bold"/>
    </style:style>
    <style:style style:name="P25" style:parent-style-name="Normalny" style:family="paragraph">
      <style:paragraph-properties fo:text-align="end" fo:margin-bottom="0.0833in"/>
    </style:style>
    <style:style style:name="P26" style:parent-style-name="Normalny" style:family="paragraph">
      <style:paragraph-properties fo:margin-bottom="0.0833in"/>
      <style:text-properties fo:font-weight="bold" style:font-weight-asian="bold" fo:font-size="18pt" style:font-size-asian="18pt"/>
    </style:style>
    <style:style style:name="P27" style:parent-style-name="Normalny" style:family="paragraph">
      <style:paragraph-properties fo:text-align="center" fo:margin-bottom="0.0833in"/>
    </style:style>
    <style:style style:name="P28" style:parent-style-name="Normalny" style:family="paragraph">
      <style:paragraph-properties fo:text-align="center" fo:margin-bottom="0.0833in"/>
    </style:style>
    <style:style style:name="P29" style:parent-style-name="Normalny" style:family="paragraph">
      <style:paragraph-properties fo:text-align="center" fo:margin-bottom="0.0833in"/>
      <style:text-properties fo:font-weight="bold" style:font-weight-asian="bold" fo:font-size="18pt" style:font-size-asian="18pt" style:font-size-complex="18pt"/>
    </style:style>
    <style:style style:name="P30" style:parent-style-name="Normalny" style:family="paragraph">
      <style:paragraph-properties fo:text-align="center" fo:margin-bottom="0.0833in"/>
      <style:text-properties fo:font-weight="bold" style:font-weight-asian="bold" fo:font-size="16pt" style:font-size-asian="16pt"/>
    </style:style>
    <style:style style:name="P31" style:parent-style-name="Normalny" style:family="paragraph">
      <style:paragraph-properties fo:text-align="center" fo:margin-bottom="0.0833in"/>
      <style:text-properties fo:font-weight="bold" style:font-weight-asian="bold" fo:font-size="15pt" style:font-size-asian="15pt" style:font-size-complex="15pt"/>
    </style:style>
    <style:style style:name="P32" style:parent-style-name="Normalny" style:family="paragraph">
      <style:paragraph-properties fo:margin-bottom="0.0833in" style:line-height-at-least="0.0694in" fo:margin-left="-0.0041in" fo:margin-right="-0.0041in" fo:text-indent="1.5625in">
        <style:tab-stops>
          <style:tab-stop style:type="left" style:position="0.5in"/>
        </style:tab-stops>
      </style:paragraph-properties>
      <style:text-properties fo:font-weight="bold" style:font-weight-asian="bold" fo:font-style="italic" style:font-style-asian="italic" style:font-style-complex="italic" fo:font-size="15pt" style:font-size-asian="15pt" style:font-size-complex="15pt"/>
    </style:style>
    <style:style style:name="P3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2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4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6" style:parent-style-name="Normalny" style:family="paragraph">
      <style:paragraph-properties style:snap-to-layout-grid="false"/>
      <style:text-properties fo:font-weight="bold" style:font-weight-asian="bold" fo:font-style="italic" style:font-style-asian="italic" fo:font-size="9pt" style:font-size-asian="9pt" style:font-size-complex="9pt"/>
    </style:style>
    <style:style style:name="TableCell47" style:family="table-cell">
      <style:table-cell-properties fo:border="0.0138in solid #000000" style:writing-mode="lr-tb" fo:padding-top="0in" fo:padding-left="0.0486in" fo:padding-bottom="0in" fo:padding-right="0.0486in"/>
    </style:style>
    <style:style style:name="P48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1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52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3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5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5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57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0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1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2" style:parent-style-name="Normalny" style:family="paragraph">
      <style:paragraph-properties style:snap-to-layout-grid="false" fo:text-align="center"/>
      <style:text-properties fo:font-style="italic" style:font-style-asian="italic" style:font-style-complex="italic" fo:font-size="9pt" style:font-size-asian="9pt" style:font-size-complex="9pt"/>
    </style:style>
    <style:style style:name="TableCell63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4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6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66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67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68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6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4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75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76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77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7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0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1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2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3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4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8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7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8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3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T99" style:parent-style-name="Hiperłącze" style:family="text">
      <style:text-properties style:text-position="super 65%"/>
    </style:style>
    <style:style style:name="P10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5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0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7" style:parent-style-name="Spistreści2" style:family="paragraph">
      <style:paragraph-properties fo:margin-left="0in">
        <style:tab-stops>
          <style:tab-stop style:type="right" style:leader-style="dotted" style:leader-text="." style:position="7.0472in"/>
        </style:tab-stops>
      </style:paragraph-properties>
    </style:style>
    <style:style style:name="P108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09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P110" style:parent-style-name="Tekstpodstawowy" style:family="paragraph">
      <style:paragraph-properties fo:text-align="justify" fo:line-height="100%" fo:text-indent="0.4881in"/>
      <style:text-properties fo:font-size="10pt" style:font-size-asian="10pt"/>
    </style:style>
    <style:style style:name="P111" style:parent-style-name="Tekstpodstawowy" style:family="paragraph">
      <style:paragraph-properties fo:text-align="justify" fo:line-height="100%" fo:margin-left="1.475in" fo:text-indent="-1.475in">
        <style:tab-stops/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P117" style:parent-style-name="Tekstpodstawowy" style:family="paragraph">
      <style:paragraph-properties fo:text-align="justify" fo:line-height="100%" fo:margin-left="-0.0104in">
        <style:tab-stops/>
      </style:paragraph-properties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style:font-name="Times New Roman" fo:font-size="10pt" style:font-size-asian="10pt"/>
    </style:style>
    <style:style style:name="P121" style:parent-style-name="Tekstpodstawowy" style:family="paragraph">
      <style:paragraph-properties fo:text-align="justify" fo:line-height="100%" fo:text-indent="0.4916in"/>
      <style:text-properties fo:font-size="10pt" style:font-size-asian="10pt"/>
    </style:style>
    <style:style style:name="P122" style:parent-style-name="Normalny" style:family="paragraph">
      <style:paragraph-properties fo:text-align="justify" fo:margin-bottom="0.0833in" fo:line-height="100%" fo:text-indent="0.4895in"/>
      <style:text-properties fo:font-size="10pt" style:font-size-asian="10pt"/>
    </style:style>
    <style:style style:name="P123" style:parent-style-name="Tekstpodstawowy" style:family="paragraph">
      <style:paragraph-properties fo:text-align="justify" fo:line-height="100%" fo:text-indent="0.4895in"/>
    </style:style>
    <style:style style:name="T124" style:parent-style-name="Domyślnaczcionkaakapitu" style:family="text">
      <style:text-properties fo:font-size="10pt" style:font-size-asian="10pt"/>
    </style:style>
    <style:style style:name="P125" style:parent-style-name="Nagłówek1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P126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7" style:parent-style-name="Tekstpodstawowy" style:family="paragraph">
      <style:paragraph-properties fo:text-align="justify" fo:text-indent="0.4916in"/>
      <style:text-properties fo:font-size="10pt" style:font-size-asian="10pt"/>
    </style:style>
    <style:style style:name="TableColumn129" style:family="table-column">
      <style:table-column-properties style:column-width="1.9256in" style:use-optimal-column-width="false"/>
    </style:style>
    <style:style style:name="TableColumn130" style:family="table-column">
      <style:table-column-properties style:column-width="1.1159in" style:use-optimal-column-width="false"/>
    </style:style>
    <style:style style:name="Table128" style:family="table">
      <style:table-properties style:width="3.0416in" fo:margin-left="2.0277in" table:align="left"/>
    </style:style>
    <style:style style:name="TableRow131" style:family="table-row">
      <style:table-row-properties style:min-row-height="0.2493in"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" style:parent-style-name="Tekstpodstawow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" style:parent-style-name="Tekstpodstawow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141" style:parent-style-name="Normalny" style:family="paragraph">
      <style:paragraph-properties fo:text-align="center"/>
    </style:style>
    <style:style style:name="T142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143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144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P145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46" style:parent-style-name="Normalny" style:family="paragraph">
      <style:paragraph-properties fo:line-height="100%"/>
      <style:text-properties fo:font-size="10pt" style:font-size-asian="10pt"/>
    </style:style>
    <style:style style:name="TableColumn148" style:family="table-column">
      <style:table-column-properties style:column-width="0.3548in" style:use-optimal-column-width="false"/>
    </style:style>
    <style:style style:name="TableColumn149" style:family="table-column">
      <style:table-column-properties style:column-width="1.5812in" style:use-optimal-column-width="false"/>
    </style:style>
    <style:style style:name="TableColumn150" style:family="table-column">
      <style:table-column-properties style:column-width="1.2708in" style:use-optimal-column-width="false"/>
    </style:style>
    <style:style style:name="TableColumn151" style:family="table-column">
      <style:table-column-properties style:column-width="1.1291in" style:use-optimal-column-width="false"/>
    </style:style>
    <style:style style:name="TableColumn152" style:family="table-column">
      <style:table-column-properties style:column-width="3.2743in" style:use-optimal-column-width="false"/>
    </style:style>
    <style:style style:name="Table147" style:family="table">
      <style:table-properties style:width="7.6104in" fo:margin-left="-0.2548in" table:align="left"/>
    </style:style>
    <style:style style:name="TableRow153" style:family="table-row">
      <style:table-row-properties style:min-row-height="0.2506in"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5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7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" style:parent-style-name="Nagłówek9" style:family="paragraph">
      <style:paragraph-properties style:snap-to-layout-grid="false" fo:text-align="end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" style:parent-style-name="Nagłówek9" style:family="paragraph">
      <style:paragraph-properties style:snap-to-layout-grid="false" fo:text-align="end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162" style:family="table-cell">
      <style:table-cell-properties fo:border="0.0069in solid #000000" style:writing-mode="lr-tb" fo:padding-top="0in" fo:padding-left="0.0486in" fo:padding-bottom="0in" fo:padding-right="0.0486in"/>
    </style:style>
    <style:style style:name="P163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Row164" style:family="table-row">
      <style:table-row-properties style:min-row-height="0.2479in" style:use-optimal-row-height="false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6" style:parent-style-name="Normalny" style:family="paragraph">
      <style:paragraph-properties style:snap-to-layout-grid="false" fo:text-align="center" fo:margin-bottom="0.0833in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8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0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Cell17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2" style:parent-style-name="Tabela" style:family="paragraph">
      <style:paragraph-properties style:snap-to-layout-grid="false" fo:text-align="end" fo:text-indent="-0.5368in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4" style:parent-style-name="Tabela" style:family="paragraph">
      <style:paragraph-properties style:snap-to-layout-grid="false" fo:text-align="star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7" style:parent-style-name="Tekstpodstawowy" style:family="paragraph">
      <style:paragraph-properties style:snap-to-layout-grid="false" fo:text-align="center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9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1" style:parent-style-name="Tabela" style:family="paragraph">
      <style:paragraph-properties style:snap-to-layout-grid="false" fo:text-align="end" fo:text-indent="-0.5368in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3" style:parent-style-name="Tabela" style:family="paragraph">
      <style:paragraph-properties style:snap-to-layout-grid="false" fo:text-align="end" fo:text-indent="-0.5368in"/>
    </style:style>
    <style:style style:name="P184" style:parent-style-name="Tabela" style:family="paragraph">
      <style:paragraph-properties fo:text-align="end" fo:text-indent="-0.5368in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6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187" style:family="table-row">
      <style:table-row-properties style:min-row-height="0.3472in"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9" style:parent-style-name="Normalny" style:family="paragraph">
      <style:paragraph-properties style:snap-to-layout-grid="false" fo:text-align="center" fo:margin-bottom="0.0833in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1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3" style:parent-style-name="Tabela" style:family="paragraph">
      <style:paragraph-properties style:snap-to-layout-grid="false" fo:text-align="end" fo:text-indent="-0.5368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5" style:parent-style-name="Tabela" style:family="paragraph">
      <style:paragraph-properties style:snap-to-layout-grid="false" fo:text-align="end" fo:text-indent="-0.5368in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7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198" style:family="table-row">
      <style:table-row-properties style:min-row-height="0.4263in"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0" style:parent-style-name="Normalny" style:family="paragraph">
      <style:paragraph-properties style:snap-to-layout-grid="false" fo:text-align="center" fo:margin-bottom="0.0833in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2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4" style:parent-style-name="Tabela" style:family="paragraph">
      <style:paragraph-properties style:snap-to-layout-grid="false" fo:text-align="end" fo:text-indent="-0.5368i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6" style:parent-style-name="Tabela" style:family="paragraph">
      <style:paragraph-properties style:snap-to-layout-grid="false" fo:text-align="end" fo:text-indent="-0.5368in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08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1" style:parent-style-name="Normalny" style:family="paragraph">
      <style:paragraph-properties style:snap-to-layout-grid="false" fo:text-align="center" fo:margin-bottom="0.0833in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3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5" style:parent-style-name="Tabela" style:family="paragraph">
      <style:paragraph-properties style:snap-to-layout-grid="false" fo:text-align="end" fo:text-indent="-0.5368in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7" style:parent-style-name="Tabela" style:family="paragraph">
      <style:paragraph-properties style:snap-to-layout-grid="false" fo:text-align="end" fo:text-indent="-0.5368in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9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220" style:parent-style-name="Domyślnaczcionkaakapitu" style:family="text">
      <style:text-properties style:text-position="super 65%"/>
    </style:style>
    <style:style style:name="T221" style:parent-style-name="Domyślnaczcionkaakapitu" style:family="text">
      <style:text-properties style:text-position="super 65%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4" style:parent-style-name="Normalny" style:family="paragraph">
      <style:paragraph-properties style:snap-to-layout-grid="false" fo:text-align="center" fo:margin-bottom="0.0833in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6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8" style:parent-style-name="Tabela" style:family="paragraph">
      <style:paragraph-properties style:snap-to-layout-grid="false" fo:text-align="end" fo:text-indent="-0.5368in"/>
      <style:text-properties fo:font-size="9pt" style:font-size-asian="9pt" fo:language="en" fo:country="US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0" style:parent-style-name="Tabela" style:family="paragraph">
      <style:paragraph-properties style:snap-to-layout-grid="false" fo:text-align="end" fo:text-indent="-0.5368in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32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5" style:parent-style-name="Normalny" style:family="paragraph">
      <style:paragraph-properties style:snap-to-layout-grid="false" fo:text-align="center" fo:margin-bottom="0.0833in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7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9" style:parent-style-name="Tabela" style:family="paragraph">
      <style:paragraph-properties style:snap-to-layout-grid="false" fo:text-align="end" fo:text-indent="-0.5368in"/>
      <style:text-properties fo:font-size="9pt" style:font-size-asian="9pt" style:font-size-complex="9pt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1" style:parent-style-name="Tabela" style:family="paragraph">
      <style:paragraph-properties style:snap-to-layout-grid="false" fo:text-align="end" fo:text-indent="-0.5368in"/>
    </style:style>
    <style:style style:name="T242" style:parent-style-name="Domyślnaczcionkaakapitu" style:family="text">
      <style:text-properties style:font-name="Symbol"/>
    </style:style>
    <style:style style:name="T243" style:parent-style-name="Domyślnaczcionkaakapitu" style:family="text">
      <style:text-properties style:font-name="Symbol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45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246" style:parent-style-name="Domyślnaczcionkaakapitu" style:family="text">
      <style:text-properties fo:font-style="italic" style:font-style-asian="italic" style:font-style-complex="italic"/>
    </style:style>
    <style:style style:name="T247" style:parent-style-name="Domyślnaczcionkaakapitu" style:family="text">
      <style:text-properties fo:font-style="italic" style:font-style-asian="italic" style:font-style-complex="italic"/>
    </style:style>
    <style:style style:name="T248" style:parent-style-name="Domyślnaczcionkaakapitu" style:family="text">
      <style:text-properties fo:font-style="italic" style:font-style-asian="italic" style:font-style-complex="italic"/>
    </style:style>
    <style:style style:name="P249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250" style:parent-style-name="Normalny" style:family="paragraph">
      <style:paragraph-properties fo:line-height="100%"/>
      <style:text-properties fo:font-size="10pt" style:font-size-asian="10pt"/>
    </style:style>
    <style:style style:name="TableColumn252" style:family="table-column">
      <style:table-column-properties style:column-width="0.3444in" style:use-optimal-column-width="false"/>
    </style:style>
    <style:style style:name="TableColumn253" style:family="table-column">
      <style:table-column-properties style:column-width="2.1652in" style:use-optimal-column-width="false"/>
    </style:style>
    <style:style style:name="TableColumn254" style:family="table-column">
      <style:table-column-properties style:column-width="0.8861in" style:use-optimal-column-width="false"/>
    </style:style>
    <style:style style:name="TableColumn255" style:family="table-column">
      <style:table-column-properties style:column-width="4.2in" style:use-optimal-column-width="false"/>
    </style:style>
    <style:style style:name="Table251" style:family="table">
      <style:table-properties style:width="7.5958in" fo:margin-left="-0.2256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8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0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2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263" style:family="table-cell">
      <style:table-cell-properties fo:border="0.0069in solid #000000" style:writing-mode="lr-tb" fo:padding-top="0in" fo:padding-left="0.0486in" fo:padding-bottom="0in" fo:padding-right="0.0486in"/>
    </style:style>
    <style:style style:name="P264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7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9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1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73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6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8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0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82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5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7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9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91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4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6" style:parent-style-name="Normalny" style:family="paragraph">
      <style:paragraph-properties style:snap-to-layout-grid="false" fo:margin-bottom="0.0833in" fo:line-height="100%"/>
    </style:style>
    <style:style style:name="T297" style:parent-style-name="Domyślnaczcionkaakapitu" style:family="text">
      <style:text-properties fo:font-weight="bold" style:font-weight-asian="bold" fo:font-size="10pt" style:font-size-asian="10pt"/>
    </style:style>
    <style:style style:name="T298" style:parent-style-name="Domyślnaczcionkaakapitu" style:family="text">
      <style:text-properties fo:font-size="10pt" style:font-size-asian="10pt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0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02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05" style:parent-style-name="Podpispodobiektem" style:family="paragraph">
      <style:paragraph-properties style:snap-to-layout-grid="false" fo:margin-top="0in"/>
    </style:style>
    <style:style style:name="P306" style:parent-style-name="Normalny" style:family="paragraph">
      <style:paragraph-properties fo:text-align="center"/>
    </style:style>
    <style:style style:name="T307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308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309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310" style:parent-style-name="Domyślnaczcionkaakapitu" style:family="text">
      <style:text-properties fo:font-style="italic" style:font-style-asian="italic" style:font-style-complex="italic"/>
    </style:style>
    <style:style style:name="P311" style:parent-style-name="Normalny" style:family="paragraph">
      <style:paragraph-properties fo:text-align="center"/>
      <style:text-properties fo:font-style="italic" style:font-style-asian="italic" style:font-style-complex="italic"/>
    </style:style>
    <style:style style:name="P312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ableColumn314" style:family="table-column">
      <style:table-column-properties style:column-width="0.4166in" style:use-optimal-column-width="false"/>
    </style:style>
    <style:style style:name="TableColumn315" style:family="table-column">
      <style:table-column-properties style:column-width="2.2402in" style:use-optimal-column-width="false"/>
    </style:style>
    <style:style style:name="TableColumn316" style:family="table-column">
      <style:table-column-properties style:column-width="2.6777in" style:use-optimal-column-width="false"/>
    </style:style>
    <style:style style:name="Table313" style:family="table">
      <style:table-properties style:width="5.3347in" fo:margin-left="0.709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9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0pt" style:font-size-asian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1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322" style:family="table-cell">
      <style:table-cell-properties fo:border="0.0069in solid #000000" style:writing-mode="lr-tb" fo:padding-top="0in" fo:padding-left="0.0486in" fo:padding-bottom="0in" fo:padding-right="0.0486in"/>
    </style:style>
    <style:style style:name="P32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324" style:family="table-row">
      <style:table-row-properties style:min-row-height="0.1701in" style:use-optimal-row-height="false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6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8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2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30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3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5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37" style:parent-style-name="Normalny" style:family="paragraph">
      <style:paragraph-properties style:snap-to-layout-grid="false" fo:line-height="100%"/>
    </style:style>
    <style:style style:name="T338" style:parent-style-name="Domyślnaczcionkaakapitu" style:family="text">
      <style:text-properties fo:font-size="9pt" style:font-size-asian="9pt" style:font-size-complex="9pt"/>
    </style:style>
    <style:style style:name="T339" style:parent-style-name="Domyślnaczcionkaakapitu" style:family="text">
      <style:text-properties style:text-position="super 66.6%" fo:font-size="9pt" style:font-size-asian="9pt" style:font-size-complex="9pt"/>
    </style:style>
    <style:style style:name="T340" style:parent-style-name="Domyślnaczcionkaakapitu" style:family="text">
      <style:text-properties fo:font-size="9pt" style:font-size-asian="9pt" style:font-size-complex="9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3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5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47" style:parent-style-name="Normalny" style:family="paragraph">
      <style:paragraph-properties style:snap-to-layout-grid="false" fo:line-height="100%"/>
    </style:style>
    <style:style style:name="T348" style:parent-style-name="Domyślnaczcionkaakapitu" style:family="text">
      <style:text-properties fo:font-size="9pt" style:font-size-asian="9pt" style:font-size-complex="9pt"/>
    </style:style>
    <style:style style:name="T349" style:parent-style-name="Domyślnaczcionkaakapitu" style:family="text">
      <style:text-properties style:text-position="super 66.6%" fo:font-size="9pt" style:font-size-asian="9pt" style:font-size-complex="9pt"/>
    </style:style>
    <style:style style:name="T350" style:parent-style-name="Domyślnaczcionkaakapitu" style:family="text">
      <style:text-properties fo:font-size="9pt" style:font-size-asian="9pt" style:font-size-complex="9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3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5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57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0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64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7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9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71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372" style:parent-style-name="Domyślnaczcionkaakapitu" style:family="text">
      <style:text-properties fo:font-style="italic" style:font-style-asian="italic" style:font-style-complex="italic"/>
    </style:style>
    <style:style style:name="T373" style:parent-style-name="Domyślnaczcionkaakapitu" style:family="text">
      <style:text-properties fo:font-style="italic" style:font-style-asian="italic" style:font-style-complex="italic"/>
    </style:style>
    <style:style style:name="T374" style:parent-style-name="Domyślnaczcionkaakapitu" style:family="text">
      <style:text-properties fo:font-style="italic" style:font-style-asian="italic" style:font-style-complex="italic"/>
    </style:style>
    <style:style style:name="P375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376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378" style:family="table-column">
      <style:table-column-properties style:column-width="0.3833in" style:use-optimal-column-width="false"/>
    </style:style>
    <style:style style:name="TableColumn379" style:family="table-column">
      <style:table-column-properties style:column-width="3.35in" style:use-optimal-column-width="false"/>
    </style:style>
    <style:style style:name="TableColumn380" style:family="table-column">
      <style:table-column-properties style:column-width="1.4361in" style:use-optimal-column-width="false"/>
    </style:style>
    <style:style style:name="Table377" style:family="table">
      <style:table-properties style:width="5.1694in" fo:margin-left="0.7201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3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5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486in" fo:padding-bottom="0in" fo:padding-right="0.0486in"/>
    </style:style>
    <style:style style:name="P387" style:parent-style-name="Nagłówek9" style:family="paragraph">
      <style:paragraph-properties style:snap-to-layout-grid="false" fo:margin-bottom="0in" fo:line-height="100%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Row388" style:family="table-row">
      <style:table-row-properties style:min-row-height="0.1354in" style:use-optimal-row-height="false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0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2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39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94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7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9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40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01" style:parent-style-name="Normalny" style:family="paragraph">
      <style:paragraph-properties style:snap-to-layout-grid="false" fo:line-height="100%"/>
    </style:style>
    <style:style style:name="T402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03" style:parent-style-name="Domyślnaczcionkaakapitu" style:family="text">
      <style:text-properties fo:font-size="9pt" style:font-size-asian="9pt" style:font-size-complex="9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6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8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10" style:parent-style-name="Normalny" style:family="paragraph">
      <style:paragraph-properties style:snap-to-layout-grid="false" fo:line-height="100%"/>
    </style:style>
    <style:style style:name="T411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12" style:parent-style-name="Domyślnaczcionkaakapitu" style:family="text">
      <style:text-properties fo:font-size="9pt" style:font-size-asian="9pt" style:font-size-complex="9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5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7" style:parent-style-name="Normalny" style:family="paragraph">
      <style:paragraph-properties style:snap-to-layout-grid="false" fo:text-align="justify" fo:line-height="100%"/>
    </style:style>
    <style:style style:name="T418" style:parent-style-name="Domyślnaczcionkaakapitu" style:family="text">
      <style:text-properties fo:font-size="9pt" style:font-size-asian="9pt" style:font-size-complex="9pt"/>
    </style:style>
    <style:style style:name="T419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20" style:parent-style-name="Domyślnaczcionkaakapitu" style:family="text">
      <style:text-properties fo:font-size="9pt" style:font-size-asian="9pt" style:font-size-complex="9pt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22" style:parent-style-name="Normalny" style:family="paragraph">
      <style:paragraph-properties style:snap-to-layout-grid="false" fo:line-height="100%"/>
    </style:style>
    <style:style style:name="T423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24" style:parent-style-name="Domyślnaczcionkaakapitu" style:family="text">
      <style:text-properties fo:font-size="9pt" style:font-size-asian="9pt" style:font-size-complex="9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7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9" style:parent-style-name="Normalny" style:family="paragraph">
      <style:paragraph-properties style:snap-to-layout-grid="false" fo:text-align="justify" fo:line-height="100%"/>
    </style:style>
    <style:style style:name="T430" style:parent-style-name="Domyślnaczcionkaakapitu" style:family="text">
      <style:text-properties fo:font-size="9pt" style:font-size-asian="9pt" style:font-size-complex="9pt"/>
    </style:style>
    <style:style style:name="T431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32" style:parent-style-name="Domyślnaczcionkaakapitu" style:family="text">
      <style:text-properties fo:font-size="9pt" style:font-size-asian="9pt" style:font-size-complex="9pt"/>
    </style:style>
    <style:style style:name="TableCell43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34" style:parent-style-name="Normalny" style:family="paragraph">
      <style:paragraph-properties style:snap-to-layout-grid="false" fo:line-height="100%"/>
    </style:style>
    <style:style style:name="T435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36" style:parent-style-name="Domyślnaczcionkaakapitu" style:family="text">
      <style:text-properties fo:font-size="9pt" style:font-size-asian="9pt" style:font-size-complex="9pt"/>
    </style:style>
    <style:style style:name="P437" style:parent-style-name="Normalny" style:family="paragraph">
      <style:paragraph-properties style:snap-to-layout-grid="false" fo:line-height="100%">
        <style:tab-stops>
          <style:tab-stop style:type="left" style:position="1.8666in"/>
        </style:tab-stops>
      </style:paragraph-properties>
      <style:text-properties fo:font-style="italic" style:font-style-asian="italic" style:font-style-complex="italic" fo:font-size="10pt" style:font-size-asian="10pt"/>
    </style:style>
    <style:style style:name="P438" style:parent-style-name="Normalny" style:family="paragraph">
      <style:paragraph-properties style:snap-to-layout-grid="false" fo:line-height="100%">
        <style:tab-stops>
          <style:tab-stop style:type="left" style:position="1.8666in"/>
        </style:tab-stops>
      </style:paragraph-properties>
      <style:text-properties fo:font-style="italic" style:font-style-asian="italic" style:font-style-complex="italic" fo:font-size="10pt" style:font-size-asian="10pt"/>
    </style:style>
    <style:style style:name="P439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441" style:family="table-column">
      <style:table-column-properties style:column-width="0.4in" style:use-optimal-column-width="false"/>
    </style:style>
    <style:style style:name="TableColumn442" style:family="table-column">
      <style:table-column-properties style:column-width="2.6506in" style:use-optimal-column-width="false"/>
    </style:style>
    <style:style style:name="TableColumn443" style:family="table-column">
      <style:table-column-properties style:column-width="1.3173in" style:use-optimal-column-width="false"/>
    </style:style>
    <style:style style:name="Table440" style:family="table">
      <style:table-properties style:width="4.368in" fo:margin-left="1.1027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6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8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449" style:family="table-cell">
      <style:table-cell-properties fo:border="0.0069in solid #000000" style:writing-mode="lr-tb" fo:padding-top="0in" fo:padding-left="0.0486in" fo:padding-bottom="0in" fo:padding-right="0.0486in"/>
    </style:style>
    <style:style style:name="P450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3" style:parent-style-name="Normalny" style:family="paragraph">
      <style:paragraph-properties style:snap-to-layout-grid="false" fo:text-align="center" fo:line-height="100%"/>
      <style:text-properties fo:font-size="9pt" style:font-size-asian="9pt" style:font-size-complex="9pt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5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45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7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58" style:family="table-row">
      <style:table-row-properties style:min-row-height="0.1909in" style:use-optimal-row-height="false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0" style:parent-style-name="Normalny" style:family="paragraph">
      <style:paragraph-properties style:snap-to-layout-grid="false" fo:text-align="center" fo:line-height="100%"/>
      <style:text-properties fo:font-size="9pt" style:font-size-asian="9pt" style:font-size-complex="9pt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2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4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64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P465" style:parent-style-name="Podpispodobiektem" style:family="paragraph">
      <style:text-properties fo:font-style="italic" style:font-style-asian="italic" style:font-style-complex="italic"/>
    </style:style>
    <style:style style:name="P466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468" style:family="table-column">
      <style:table-column-properties style:column-width="0.3638in" style:use-optimal-column-width="false"/>
    </style:style>
    <style:style style:name="TableColumn469" style:family="table-column">
      <style:table-column-properties style:column-width="2.4361in" style:use-optimal-column-width="false"/>
    </style:style>
    <style:style style:name="TableColumn470" style:family="table-column">
      <style:table-column-properties style:column-width="0.5944in" style:use-optimal-column-width="false"/>
    </style:style>
    <style:style style:name="TableColumn471" style:family="table-column">
      <style:table-column-properties style:column-width="0.6111in" style:use-optimal-column-width="false"/>
    </style:style>
    <style:style style:name="TableColumn472" style:family="table-column">
      <style:table-column-properties style:column-width="2.6333in" style:use-optimal-column-width="false"/>
    </style:style>
    <style:style style:name="TableColumn473" style:family="table-column">
      <style:table-column-properties style:column-width="0.8861in" style:use-optimal-column-width="false"/>
    </style:style>
    <style:style style:name="TableColumn474" style:family="table-column">
      <style:table-column-properties style:column-width="4.6194in" style:use-optimal-column-width="false"/>
    </style:style>
    <style:style style:name="Table467" style:family="table">
      <style:table-properties style:width="12.1444in" fo:margin-left="-0.093in" table:align="left"/>
    </style:style>
    <style:style style:name="TableRow475" style:family="table-row">
      <style:table-row-properties style:min-row-height="0.2347in" style:use-optimal-row-height="false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82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48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7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10pt" style:font-size-asian="10pt"/>
    </style:style>
    <style:style style:name="TableCell48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489" style:parent-style-name="Normalny" style:family="paragraph">
      <style:paragraph-properties style:snap-to-layout-grid="false"/>
      <style:text-properties fo:font-size="10pt" style:font-size-asian="10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7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49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0" style:parent-style-name="Normalny" style:family="paragraph">
      <style:paragraph-properties style:snap-to-layout-grid="false" style:line-height-at-least="0.0694in"/>
    </style:style>
    <style:style style:name="T501" style:parent-style-name="Domyślnaczcionkaakapitu" style:family="text">
      <style:text-properties fo:font-size="10pt" style:font-size-asian="10pt"/>
    </style:style>
    <style:style style:name="TableCell5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3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0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0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13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1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8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1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2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3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P52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P529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P53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31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3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3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6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37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3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39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7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4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2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53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54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7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9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1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2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63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7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68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69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7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71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7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79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8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8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4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85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86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8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88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1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3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6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97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9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1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6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3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8" style:parent-style-name="Normalny" style:family="paragraph">
      <style:paragraph-properties style:snap-to-layout-grid="false" style:line-height-at-least="0.0694in"/>
    </style:style>
    <style:style style:name="T609" style:parent-style-name="Domyślnaczcionkaakapitu" style:family="text">
      <style:text-properties fo:font-size="10pt" style:font-size-asian="10pt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1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12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613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7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6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9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6" style:parent-style-name="Normalny" style:family="paragraph">
      <style:paragraph-properties style:snap-to-layout-grid="false" style:line-height-at-least="0.0694in"/>
    </style:style>
    <style:style style:name="T627" style:parent-style-name="Domyślnaczcionkaakapitu" style:family="text">
      <style:text-properties fo:font-size="10pt" style:font-size-asian="10pt"/>
    </style:style>
    <style:style style:name="TableCell628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62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5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0" style:parent-style-name="Normalny" style:family="paragraph">
      <style:paragraph-properties style:snap-to-layout-grid="false" style:line-height-at-least="0.0694in"/>
    </style:style>
    <style:style style:name="T641" style:parent-style-name="Domyślnaczcionkaakapitu" style:family="text">
      <style:text-properties fo:font-size="10pt" style:font-size-asian="10pt"/>
    </style:style>
    <style:style style:name="TableCell6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3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44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64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7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9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650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651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P652" style:parent-style-name="Podpispodobiektem" style:family="paragraph">
      <style:text-properties fo:font-style="italic" style:font-style-asian="italic" style:font-style-complex="italic"/>
    </style:style>
    <style:style style:name="P653" style:parent-style-name="Normalny" style:family="paragraph">
      <style:text-properties fo:font-style="italic" style:font-style-asian="italic" style:font-style-complex="italic"/>
    </style:style>
    <style:style style:name="P654" style:parent-style-name="Nagłówek1" style:family="paragraph">
      <style:paragraph-properties>
        <style:tab-stops>
          <style:tab-stop style:type="left" style:position="0in"/>
        </style:tab-stops>
      </style:paragraph-properties>
      <style:text-properties style:font-size-complex="12pt"/>
    </style:style>
    <style:style style:name="P655" style:parent-style-name="Nagłówek2" style:family="paragraph">
      <style:paragraph-properties fo:line-height="150%" fo:margin-left="0in">
        <style:tab-stops>
          <style:tab-stop style:type="left" style:position="0in"/>
        </style:tab-stops>
      </style:paragraph-properties>
    </style:style>
    <style:style style:name="TableColumn657" style:family="table-column">
      <style:table-column-properties style:column-width="0.3333in" style:use-optimal-column-width="false"/>
    </style:style>
    <style:style style:name="TableColumn658" style:family="table-column">
      <style:table-column-properties style:column-width="3.4562in" style:use-optimal-column-width="false"/>
    </style:style>
    <style:style style:name="Table656" style:family="table">
      <style:table-properties style:width="3.7895in" fo:margin-left="0in" table:align="center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1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6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6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66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6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6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71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7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7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76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7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7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81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8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8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86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8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8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689" style:parent-style-name="Podpispodobiektem" style:family="paragraph">
      <style:paragraph-properties fo:line-height="150%"/>
      <style:text-properties fo:font-style="italic" style:font-style-asian="italic" style:font-style-complex="italic"/>
    </style:style>
    <style:style style:name="P690" style:parent-style-name="Nagłówek2" style:family="paragraph">
      <style:paragraph-properties fo:margin-left="0in">
        <style:tab-stops>
          <style:tab-stop style:type="left" style:position="0.1972in"/>
        </style:tab-stops>
      </style:paragraph-properties>
    </style:style>
    <style:style style:name="P691" style:parent-style-name="Normalny" style:family="paragraph">
      <style:paragraph-properties fo:line-height="100%"/>
      <style:text-properties fo:font-size="10pt" style:font-size-asian="10pt"/>
    </style:style>
    <style:style style:name="P692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693" style:parent-style-name="Normalny" style:family="paragraph">
      <style:paragraph-properties fo:line-height="100%"/>
      <style:text-properties fo:font-size="10pt" style:font-size-asian="10pt"/>
    </style:style>
    <style:style style:name="P694" style:parent-style-name="Normalny" style:family="paragraph">
      <style:paragraph-properties fo:line-height="100%"/>
      <style:text-properties fo:font-size="10pt" style:font-size-asian="10pt"/>
    </style:style>
    <style:style style:name="P695" style:parent-style-name="Normalny" style:family="paragraph">
      <style:paragraph-properties fo:line-height="100%"/>
    </style:style>
    <style:style style:name="T696" style:parent-style-name="Domyślnaczcionkaakapitu" style:family="text">
      <style:text-properties fo:font-size="10pt" style:font-size-asian="10pt"/>
    </style:style>
    <style:style style:name="T697" style:parent-style-name="Domyślnaczcionkaakapitu" style:family="text">
      <style:text-properties style:font-name-asian="Arial" style:font-name-complex="Arial" fo:font-size="10pt" style:font-size-asian="10pt"/>
    </style:style>
    <style:style style:name="T698" style:parent-style-name="Domyślnaczcionkaakapitu" style:family="text">
      <style:text-properties fo:font-size="10pt" style:font-size-asian="10pt"/>
    </style:style>
    <style:style style:name="P699" style:parent-style-name="Normalny" style:family="paragraph">
      <style:paragraph-properties fo:line-height="100%"/>
      <style:text-properties fo:font-size="10pt" style:font-size-asian="10pt"/>
    </style:style>
    <style:style style:name="P700" style:parent-style-name="Normalny" style:family="paragraph">
      <style:paragraph-properties fo:text-align="justify" fo:line-height="100%"/>
      <style:text-properties fo:font-size="10pt" style:font-size-asian="10pt"/>
    </style:style>
    <style:style style:name="P701" style:parent-style-name="Normalny" style:family="paragraph">
      <style:paragraph-properties fo:line-height="100%"/>
      <style:text-properties fo:font-size="10pt" style:font-size-asian="10pt"/>
    </style:style>
    <style:style style:name="P702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703" style:parent-style-name="Normalny" style:family="paragraph">
      <style:paragraph-properties fo:line-height="100%"/>
      <style:text-properties fo:font-size="10pt" style:font-size-asian="10pt"/>
    </style:style>
    <style:style style:name="P704" style:parent-style-name="Normalny" style:family="paragraph">
      <style:paragraph-properties fo:text-align="justify" fo:line-height="100%" fo:text-indent="0.4916in"/>
    </style:style>
    <style:style style:name="T705" style:parent-style-name="Domyślnaczcionkaakapitu" style:family="text">
      <style:text-properties fo:font-size="10pt" style:font-size-asian="10pt"/>
    </style:style>
    <style:style style:name="T706" style:parent-style-name="Domyślnaczcionkaakapitu" style:family="text">
      <style:text-properties style:font-name-asian="Arial" style:font-name-complex="Arial" fo:font-size="10pt" style:font-size-asian="10pt"/>
    </style:style>
    <style:style style:name="T707" style:parent-style-name="Domyślnaczcionkaakapitu" style:family="text">
      <style:text-properties fo:font-size="10pt" style:font-size-asian="10pt"/>
    </style:style>
    <style:style style:name="P708" style:parent-style-name="Normalny" style:family="paragraph">
      <style:paragraph-properties fo:text-align="justify" fo:line-height="100%" fo:text-indent="0.4916in"/>
      <style:text-properties style:text-position="sub 66.6%"/>
    </style:style>
    <style:style style:name="P709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710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711" style:parent-style-name="Normalny" style:family="paragraph">
      <style:paragraph-properties fo:text-align="justify" fo:line-height="100%"/>
      <style:text-properties fo:font-size="10pt" style:font-size-asian="10pt"/>
    </style:style>
    <style:style style:name="P712" style:parent-style-name="Normalny" style:family="paragraph">
      <style:paragraph-properties fo:text-align="justify" fo:line-height="100%"/>
      <style:text-properties fo:font-size="10pt" style:font-size-asian="10pt"/>
    </style:style>
    <style:style style:name="P713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714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715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716" style:parent-style-name="Normalny" style:family="paragraph">
      <style:paragraph-properties fo:text-align="justify" fo:line-height="100%"/>
      <style:text-properties fo:font-size="10pt" style:font-size-asian="10pt"/>
    </style:style>
    <style:style style:name="P717" style:parent-style-name="Normalny" style:family="paragraph">
      <style:paragraph-properties fo:line-height="100%"/>
      <style:text-properties fo:font-size="10pt" style:font-size-asian="10pt"/>
    </style:style>
    <style:style style:name="P718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T719" style:parent-style-name="Domyślnaczcionkaakapitu" style:family="text">
      <style:text-properties fo:font-size="10pt" style:font-size-asian="10pt"/>
    </style:style>
    <style:style style:name="P720" style:parent-style-name="Nagłówek2" style:family="paragraph">
      <style:paragraph-properties fo:margin-left="0in">
        <style:tab-stops>
          <style:tab-stop style:type="left" style:position="0.1972in"/>
        </style:tab-stops>
      </style:paragraph-properties>
    </style:style>
    <style:style style:name="P721" style:parent-style-name="Normalny" style:family="paragraph">
      <style:paragraph-properties fo:line-height="100%"/>
      <style:text-properties fo:font-size="10pt" style:font-size-asian="10pt"/>
    </style:style>
    <style:style style:name="P722" style:parent-style-name="Normalny" style:family="paragraph">
      <style:paragraph-properties fo:line-height="100%" fo:text-indent="0.4916in"/>
      <style:text-properties fo:font-size="10pt" style:font-size-asian="10pt"/>
    </style:style>
    <style:style style:name="TableColumn724" style:family="table-column">
      <style:table-column-properties style:column-width="0.3166in" style:use-optimal-column-width="false"/>
    </style:style>
    <style:style style:name="TableColumn725" style:family="table-column">
      <style:table-column-properties style:column-width="2.6916in" style:use-optimal-column-width="false"/>
    </style:style>
    <style:style style:name="TableColumn726" style:family="table-column">
      <style:table-column-properties style:column-width="2.5131in" style:use-optimal-column-width="false"/>
    </style:style>
    <style:style style:name="TableColumn727" style:family="table-column">
      <style:table-column-properties style:column-width="1.2708in" style:use-optimal-column-width="false"/>
    </style:style>
    <style:style style:name="Table723" style:family="table">
      <style:table-properties style:width="6.7923in" fo:margin-left="0.0381in" table:align="lef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0" style:parent-style-name="Normalny" style:family="paragraph">
      <style:paragraph-properties style:snap-to-layout-grid="false" fo:line-height="100%"/>
    </style:style>
    <style:style style:name="T731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7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3" style:parent-style-name="Normalny" style:family="paragraph">
      <style:paragraph-properties style:snap-to-layout-grid="false" fo:line-height="100%"/>
    </style:style>
    <style:style style:name="T734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6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Cell7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8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Row739" style:family="table-row">
      <style:table-row-properties style:row-height="0.2437in" style:use-optimal-row-height="false" fo:keep-together="always"/>
    </style:style>
    <style:style style:name="TableCell7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1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3" style:parent-style-name="Normalny" style:family="paragraph">
      <style:paragraph-properties style:snap-to-layout-grid="false" fo:line-height="100%"/>
    </style:style>
    <style:style style:name="T744" style:parent-style-name="Domyślnaczcionkaakapitu" style:family="text">
      <style:text-properties fo:font-size="10pt" style:font-size-asian="10pt"/>
    </style:style>
    <style:style style:name="T745" style:parent-style-name="Domyślnaczcionkaakapitu" style:family="text">
      <style:text-properties fo:font-weight="bold" style:font-weight-asian="bold" fo:font-size="10pt" style:font-size-asian="10pt"/>
    </style:style>
    <style:style style:name="T746" style:parent-style-name="Domyślnaczcionkaakapitu" style:family="text">
      <style:text-properties fo:font-size="10pt" style:font-size-asian="10pt"/>
    </style:style>
    <style:style style:name="TableCell7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7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0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751" style:family="table-row">
      <style:table-row-properties style:row-height="0.2437in" style:use-optimal-row-height="false" fo:keep-together="always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5" style:parent-style-name="Normalny" style:family="paragraph">
      <style:paragraph-properties style:snap-to-layout-grid="false" fo:line-height="100%"/>
    </style:style>
    <style:style style:name="T756" style:parent-style-name="Domyślnaczcionkaakapitu" style:family="text">
      <style:text-properties fo:font-size="10pt" style:font-size-asian="10pt"/>
    </style:style>
    <style:style style:name="T757" style:parent-style-name="Domyślnaczcionkaakapitu" style:family="text">
      <style:text-properties fo:font-weight="bold" style:font-weight-asian="bold" fo:font-size="10pt" style:font-size-asian="10pt"/>
    </style:style>
    <style:style style:name="T758" style:parent-style-name="Domyślnaczcionkaakapitu" style:family="text">
      <style:text-properties fo:font-size="10pt" style:font-size-asian="10pt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61" style:family="table-row">
      <style:table-row-properties style:row-height="0.2368in" style:use-optimal-row-height="false" fo:keep-together="always"/>
    </style:style>
    <style:style style:name="TableCell7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5" style:parent-style-name="Normalny" style:family="paragraph">
      <style:paragraph-properties style:snap-to-layout-grid="false" fo:line-height="100%"/>
    </style:style>
    <style:style style:name="T766" style:parent-style-name="Domyślnaczcionkaakapitu" style:family="text">
      <style:text-properties fo:font-size="10pt" style:font-size-asian="10pt"/>
    </style:style>
    <style:style style:name="T767" style:parent-style-name="Domyślnaczcionkaakapitu" style:family="text">
      <style:text-properties fo:font-weight="bold" style:font-weight-asian="bold" fo:font-size="10pt" style:font-size-asian="10pt"/>
    </style:style>
    <style:style style:name="T768" style:parent-style-name="Domyślnaczcionkaakapitu" style:family="text">
      <style:text-properties fo:font-size="10pt" style:font-size-asian="10pt"/>
    </style:style>
    <style:style style:name="TableCell7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771" style:parent-style-name="Podpispodobiektem" style:family="paragraph">
      <style:text-properties fo:font-style="italic" style:font-style-asian="italic" style:font-style-complex="italic"/>
    </style:style>
    <style:style style:name="P772" style:parent-style-name="Normalny" style:family="paragraph">
      <style:paragraph-properties fo:line-height="100%" fo:text-indent="0.4916in"/>
      <style:text-properties fo:font-style="italic" style:font-style-asian="italic" style:font-style-complex="italic" fo:font-size="10pt" style:font-size-asian="10pt"/>
    </style:style>
    <style:style style:name="P773" style:parent-style-name="Normalny" style:family="paragraph">
      <style:paragraph-properties fo:line-height="100%" fo:text-indent="0.4916in"/>
      <style:text-properties fo:font-style="italic" style:font-style-asian="italic" style:font-style-complex="italic" fo:font-size="10pt" style:font-size-asian="10pt"/>
    </style:style>
    <style:style style:name="P774" style:parent-style-name="Nagłówek2" style:family="paragraph">
      <style:paragraph-properties fo:margin-left="0in">
        <style:tab-stops>
          <style:tab-stop style:type="left" style:position="0.1972in"/>
        </style:tab-stops>
      </style:paragraph-properties>
    </style:style>
    <style:style style:name="P775" style:parent-style-name="Normalny" style:family="paragraph">
      <style:paragraph-properties fo:line-height="100%" fo:margin-left="0.1972in" fo:text-indent="0.25in">
        <style:tab-stops/>
      </style:paragraph-properties>
      <style:text-properties fo:font-weight="bold" style:font-weight-asian="bold" fo:font-size="11pt" style:font-size-asian="11pt"/>
    </style:style>
    <style:style style:name="P776" style:parent-style-name="Normalny" style:family="paragraph">
      <style:paragraph-properties fo:text-align="justify" fo:line-height="100%"/>
      <style:text-properties fo:font-size="10pt" style:font-size-asian="10pt"/>
    </style:style>
    <style:style style:name="P777" style:parent-style-name="Normalny" style:family="paragraph">
      <style:paragraph-properties fo:text-align="justify" fo:line-height="100%"/>
      <style:text-properties fo:font-size="10pt" style:font-size-asian="10pt"/>
    </style:style>
    <style:style style:name="P778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79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0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1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2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3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4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5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6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7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8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9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0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1" style:parent-style-name="Normalny" style:family="paragraph">
      <style:paragraph-properties fo:text-align="justify" fo:line-height="100%"/>
      <style:text-properties fo:font-size="10pt" style:font-size-asian="10pt"/>
    </style:style>
    <style:style style:name="P792" style:parent-style-name="Normalny" style:family="paragraph">
      <style:paragraph-properties style:snap-to-layout-grid="false" fo:text-align="justify" fo:line-height="100%" fo:text-indent="0.25in"/>
      <style:text-properties fo:font-size="10pt" style:font-size-asian="10pt"/>
    </style:style>
    <style:style style:name="P793" style:parent-style-name="Normalny" style:family="paragraph">
      <style:paragraph-properties fo:line-height="100%" fo:text-indent="0.25in"/>
      <style:text-properties fo:font-size="10pt" style:font-size-asian="10pt"/>
    </style:style>
    <style:style style:name="P794" style:parent-style-name="Normalny" style:family="paragraph">
      <style:paragraph-properties fo:line-height="100%" fo:text-indent="0.25in"/>
      <style:text-properties fo:font-size="10pt" style:font-size-asian="10pt"/>
    </style:style>
    <style:style style:name="P795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P796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797" style:parent-style-name="Normalny" style:family="paragraph">
      <style:paragraph-properties fo:text-align="justify" fo:line-height="100%"/>
      <style:text-properties fo:font-size="10pt" style:font-size-asian="10pt"/>
    </style:style>
    <style:style style:name="P798" style:parent-style-name="Normalny" style:family="paragraph">
      <style:paragraph-properties fo:text-align="justify" fo:line-height="100%"/>
      <style:text-properties fo:font-size="10pt" style:font-size-asian="10pt"/>
    </style:style>
    <style:style style:name="P799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80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01" style:parent-style-name="Normalny" style:family="paragraph">
      <style:paragraph-properties fo:line-height="100%" fo:text-indent="0.4847in"/>
      <style:text-properties fo:font-weight="bold" style:font-weight-asian="bold" fo:font-size="10pt" style:font-size-asian="10pt"/>
    </style:style>
    <style:style style:name="P802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80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04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0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806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07" style:parent-style-name="Normalny" style:family="paragraph">
      <style:paragraph-properties fo:text-align="justify" fo:line-height="100%" fo:text-indent="0.4847in"/>
    </style:style>
    <style:style style:name="TableColumn809" style:family="table-column">
      <style:table-column-properties style:column-width="0.8368in" style:use-optimal-column-width="false"/>
    </style:style>
    <style:style style:name="TableColumn810" style:family="table-column">
      <style:table-column-properties style:column-width="4.627in" style:use-optimal-column-width="false"/>
    </style:style>
    <style:style style:name="TableColumn811" style:family="table-column">
      <style:table-column-properties style:column-width="1.5819in" style:use-optimal-column-width="false"/>
    </style:style>
    <style:style style:name="TableColumn812" style:family="table-column">
      <style:table-column-properties style:column-width="0.0416in" style:use-optimal-column-width="false"/>
    </style:style>
    <style:style style:name="TableColumn813" style:family="table-column">
      <style:table-column-properties style:column-width="0.2611in" style:use-optimal-column-width="false"/>
    </style:style>
    <style:style style:name="Table808" style:family="table">
      <style:table-properties style:width="7.3486in" fo:margin-left="0.0486in" table:align="left"/>
    </style:style>
    <style:style style:name="TableRow814" style:family="table-row">
      <style:table-row-properties style:min-row-height="0.2055in" style:use-optimal-row-height="false"/>
    </style:style>
    <style:style style:name="TableCell8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6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8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0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2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22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23" style:family="table-row">
      <style:table-row-properties style:min-row-height="0.184in" style:use-optimal-row-height="false"/>
    </style:style>
    <style:style style:name="TableCell82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2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2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9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3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31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32" style:family="table-row">
      <style:table-row-properties style:min-row-height="0.184in" style:use-optimal-row-height="false"/>
    </style:style>
    <style:style style:name="TableCell83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4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6" style:parent-style-name="Normalny" style:family="paragraph">
      <style:paragraph-properties style:snap-to-layout-grid="false" fo:line-height="100%"/>
    </style:style>
    <style:style style:name="T837" style:parent-style-name="Domyślnaczcionkaakapitu" style:family="text">
      <style:text-properties fo:font-size="10pt" style:font-size-asian="10pt"/>
    </style:style>
    <style:style style:name="T838" style:parent-style-name="Domyślnaczcionkaakapitu" style:family="text">
      <style:text-properties style:text-position="super 65%" fo:font-size="10pt" style:font-size-asian="10pt"/>
    </style:style>
    <style:style style:name="T839" style:parent-style-name="Domyślnaczcionkaakapitu" style:family="text">
      <style:text-properties fo:font-size="10pt" style:font-size-asian="10pt"/>
    </style:style>
    <style:style style:name="TableCell8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1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4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43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44" style:family="table-row">
      <style:table-row-properties style:min-row-height="0.1701in" style:use-optimal-row-height="false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6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0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5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52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53" style:family="table-row">
      <style:table-row-properties style:min-row-height="0.1937in" style:use-optimal-row-height="false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9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6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61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62" style:family="table-row">
      <style:table-row-properties style:min-row-height="0.2055in" style:use-optimal-row-height="false"/>
    </style:style>
    <style:style style:name="TableCell86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4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6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8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70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71" style:family="table-row">
      <style:table-row-properties style:min-row-height="0.2055in" style:use-optimal-row-height="false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7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7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7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79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none" style:writing-mode="lr-tb" fo:padding-top="0in" fo:padding-left="0.0486in" fo:padding-bottom="0in" fo:padding-right="0.0486in"/>
    </style:style>
    <style:style style:name="P882" style:parent-style-name="Podpispodobiektem" style:family="paragraph">
      <style:paragraph-properties style:snap-to-layout-grid="false"/>
      <style:text-properties fo:font-style="italic" style:font-style-asian="italic" style:font-style-complex="italic"/>
    </style:style>
    <style:style style:name="P88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84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885" style:parent-style-name="Normalny" style:family="paragraph">
      <style:paragraph-properties fo:text-align="justify" fo:line-height="100%"/>
    </style:style>
    <style:style style:name="T886" style:parent-style-name="Domyślnaczcionkaakapitu" style:family="text">
      <style:text-properties fo:font-size="10pt" style:font-size-asian="10pt"/>
    </style:style>
    <style:style style:name="T887" style:parent-style-name="Domyślnaczcionkaakapitu" style:family="text">
      <style:text-properties fo:color="#000000" fo:font-size="10pt" style:font-size-asian="10pt"/>
    </style:style>
    <style:style style:name="T888" style:parent-style-name="Domyślnaczcionkaakapitu" style:family="text">
      <style:text-properties fo:font-size="10pt" style:font-size-asian="10pt"/>
    </style:style>
    <style:style style:name="P889" style:parent-style-name="Normalny" style:family="paragraph">
      <style:paragraph-properties fo:line-height="100%" fo:margin-left="0.2423in">
        <style:tab-stops/>
      </style:paragraph-properties>
      <style:text-properties fo:font-weight="bold" style:font-weight-asian="bold" fo:font-size="10pt" style:font-size-asian="10pt"/>
    </style:style>
    <style:style style:name="P890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P891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892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893" style:parent-style-name="Normalny" style:family="paragraph">
      <style:paragraph-properties fo:text-align="justify" fo:line-height="100%" fo:text-indent="0.4847in"/>
    </style:style>
    <style:style style:name="T894" style:parent-style-name="Domyślnaczcionkaakapitu" style:family="text">
      <style:text-properties fo:font-size="10pt" style:font-size-asian="10pt"/>
    </style:style>
    <style:style style:name="T895" style:parent-style-name="Domyślnaczcionkaakapitu" style:family="text">
      <style:text-properties style:text-position="super 65%" fo:font-size="10pt" style:font-size-asian="10pt"/>
    </style:style>
    <style:style style:name="T896" style:parent-style-name="Domyślnaczcionkaakapitu" style:family="text">
      <style:text-properties fo:font-size="10pt" style:font-size-asian="10pt"/>
    </style:style>
    <style:style style:name="T897" style:parent-style-name="Domyślnaczcionkaakapitu" style:family="text">
      <style:text-properties style:text-position="super 65%" fo:font-size="10pt" style:font-size-asian="10pt"/>
    </style:style>
    <style:style style:name="T898" style:parent-style-name="Domyślnaczcionkaakapitu" style:family="text">
      <style:text-properties fo:font-size="10pt" style:font-size-asian="10pt"/>
    </style:style>
    <style:style style:name="P899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00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01" style:parent-style-name="Normalny" style:family="paragraph">
      <style:paragraph-properties fo:text-align="justify" fo:line-height="100%"/>
    </style:style>
    <style:style style:name="T902" style:parent-style-name="Domyślnaczcionkaakapitu" style:family="text">
      <style:text-properties fo:color="#0000FF" fo:font-size="10pt" style:font-size-asian="10pt"/>
    </style:style>
    <style:style style:name="T903" style:parent-style-name="Domyślnaczcionkaakapitu" style:family="text">
      <style:text-properties fo:color="#000000" fo:font-size="10pt" style:font-size-asian="10pt"/>
    </style:style>
    <style:style style:name="P904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905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906" style:parent-style-name="Normalny" style:family="paragraph">
      <style:paragraph-properties fo:text-align="justify" fo:line-height="100%" fo:margin-left="0.5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07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08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09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910" style:parent-style-name="Normalny" style:family="paragraph">
      <style:paragraph-properties fo:text-align="justify" style:line-height-at-least="0.0694in" fo:text-indent="0.4916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11" style:parent-style-name="Normalny" style:family="paragraph">
      <style:paragraph-properties fo:text-align="justify" fo:line-height="100%" fo:text-indent="0.4916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12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1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14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1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916" style:parent-style-name="Domyślnaczcionkaakapitu" style:family="text">
      <style:text-properties style:font-size-complex="11pt"/>
    </style:style>
    <style:style style:name="T917" style:parent-style-name="Domyślnaczcionkaakapitu" style:family="text">
      <style:text-properties style:text-position="super 63.6%" style:font-size-complex="11pt"/>
    </style:style>
    <style:style style:name="T918" style:parent-style-name="Domyślnaczcionkaakapitu" style:family="text">
      <style:text-properties style:font-size-complex="11pt"/>
    </style:style>
    <style:style style:name="P919" style:parent-style-name="Normalny" style:family="paragraph">
      <style:paragraph-properties fo:text-align="justify" fo:line-height="100%" fo:text-indent="0.4847in"/>
    </style:style>
    <style:style style:name="T920" style:parent-style-name="Domyślnaczcionkaakapitu" style:family="text">
      <style:text-properties fo:font-size="10pt" style:font-size-asian="10pt"/>
    </style:style>
    <style:style style:name="T921" style:parent-style-name="Domyślnaczcionkaakapitu" style:family="text">
      <style:text-properties fo:font-size="10pt" style:font-size-asian="10pt"/>
    </style:style>
    <style:style style:name="T922" style:parent-style-name="Domyślnaczcionkaakapitu" style:family="text">
      <style:text-properties fo:font-size="10pt" style:font-size-asian="10pt"/>
    </style:style>
    <style:style style:name="T923" style:parent-style-name="Domyślnaczcionkaakapitu" style:family="text">
      <style:text-properties fo:color="#000000" fo:font-size="10pt" style:font-size-asian="10pt"/>
    </style:style>
    <style:style style:name="T924" style:parent-style-name="Domyślnaczcionkaakapitu" style:family="text">
      <style:text-properties fo:font-size="10pt" style:font-size-asian="10pt"/>
    </style:style>
    <style:style style:name="P925" style:parent-style-name="Normalny" style:family="paragraph">
      <style:paragraph-properties fo:text-align="justify" fo:line-height="100%" fo:text-indent="0.4847in"/>
      <style:text-properties fo:font-weight="bold" style:font-weight-asian="bold" fo:font-size="10pt" style:font-size-asian="10pt"/>
    </style:style>
    <style:style style:name="P926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27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928" style:parent-style-name="Normalny" style:family="paragraph">
      <style:paragraph-properties fo:text-align="justify" style:line-height-at-least="0.0694in" fo:text-indent="0.4916in"/>
      <style:text-properties fo:font-size="10pt" style:font-size-asian="10pt"/>
    </style:style>
    <style:style style:name="P929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930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931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932" style:parent-style-name="Normalny" style:family="paragraph">
      <style:paragraph-properties fo:text-align="justify" fo:line-height="100%"/>
      <style:text-properties fo:font-size="10pt" style:font-size-asian="10pt"/>
    </style:style>
    <style:style style:name="P933" style:parent-style-name="Normalny" style:family="paragraph">
      <style:paragraph-properties fo:text-align="justify" fo:line-height="100%"/>
    </style:style>
    <style:style style:name="T934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935" style:parent-style-name="Domyślnaczcionkaakapitu" style:family="text">
      <style:text-properties fo:font-size="10pt" style:font-size-asian="10pt"/>
    </style:style>
    <style:style style:name="P936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37" style:parent-style-name="Normalny" style:family="paragraph">
      <style:paragraph-properties fo:text-align="justify" fo:line-height="100%"/>
      <style:text-properties fo:font-size="10pt" style:font-size-asian="10pt"/>
    </style:style>
    <style:style style:name="P938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39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94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1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42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4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4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4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46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8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49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5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51" style:parent-style-name="Normalny" style:family="paragraph">
      <style:paragraph-properties fo:text-align="justify" fo:line-height="100%" fo:text-indent="0.4847in"/>
      <style:text-properties fo:color="#0000FF" fo:font-size="10pt" style:font-size-asian="10pt"/>
    </style:style>
    <style:style style:name="P952" style:parent-style-name="Nagłówek1" style:family="paragraph">
      <style:paragraph-properties>
        <style:tab-stops>
          <style:tab-stop style:type="left" style:position="0in"/>
        </style:tab-stops>
      </style:paragraph-properties>
      <style:text-properties fo:color="#000000"/>
    </style:style>
    <style:style style:name="P953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fo:color="#000000"/>
    </style:style>
    <style:style style:name="S2" style:family="section">
      <style:section-properties fo:margin-left="0in" fo:margin-right="0in" style:writing-mode="lr-tb"/>
    </style:style>
    <style:style style:name="P954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955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956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957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P958" style:parent-style-name="Normalny" style:family="paragraph">
      <style:paragraph-properties fo:text-indent="0.1972in"/>
      <style:text-properties fo:font-weight="bold" style:font-weight-asian="bold" fo:color="#000000"/>
    </style:style>
    <style:style style:name="P959" style:parent-style-name="Normalny" style:family="paragraph">
      <style:paragraph-properties fo:text-indent="0.1972in"/>
      <style:text-properties fo:font-weight="bold" style:font-weight-asian="bold" fo:color="#000000"/>
    </style:style>
    <style:style style:name="P960" style:parent-style-name="Normalny" style:family="paragraph">
      <style:paragraph-properties fo:text-indent="0.1972in"/>
      <style:text-properties fo:font-weight="bold" style:font-weight-asian="bold" fo:color="#000000"/>
    </style:style>
    <style:style style:name="P961" style:parent-style-name="Normalny" style:family="paragraph">
      <style:paragraph-properties fo:text-indent="0.1972in"/>
      <style:text-properties fo:font-weight="bold" style:font-weight-asian="bold" fo:color="#000000"/>
    </style:style>
    <style:style style:name="P962" style:parent-style-name="Normalny" style:family="paragraph">
      <style:paragraph-properties fo:text-indent="0.1972in"/>
      <style:text-properties fo:font-weight="bold" style:font-weight-asian="bold" fo:color="#000000"/>
    </style:style>
    <style:style style:name="P963" style:parent-style-name="Normalny" style:family="paragraph">
      <style:paragraph-properties fo:text-indent="0.1972in"/>
      <style:text-properties fo:font-weight="bold" style:font-weight-asian="bold" fo:color="#000000"/>
    </style:style>
    <style:style style:name="P964" style:parent-style-name="Normalny" style:family="paragraph">
      <style:paragraph-properties fo:text-indent="0.1972in"/>
      <style:text-properties fo:font-weight="bold" style:font-weight-asian="bold" fo:color="#000000"/>
    </style:style>
    <style:style style:name="P965" style:parent-style-name="Normalny" style:family="paragraph">
      <style:paragraph-properties fo:text-indent="0.1972in"/>
      <style:text-properties fo:font-weight="bold" style:font-weight-asian="bold" fo:color="#000000"/>
    </style:style>
    <style:style style:name="P966" style:parent-style-name="Normalny" style:family="paragraph">
      <style:paragraph-properties fo:text-indent="0.1972in"/>
      <style:text-properties fo:font-weight="bold" style:font-weight-asian="bold" fo:color="#000000"/>
    </style:style>
    <style:style style:name="P967" style:parent-style-name="Normalny" style:family="paragraph">
      <style:paragraph-properties fo:text-indent="0.1972in"/>
      <style:text-properties fo:font-weight="bold" style:font-weight-asian="bold" fo:color="#000000"/>
    </style:style>
    <style:style style:name="P968" style:parent-style-name="Normalny" style:family="paragraph">
      <style:paragraph-properties fo:text-indent="0.1972in"/>
      <style:text-properties fo:font-weight="bold" style:font-weight-asian="bold" fo:color="#000000"/>
    </style:style>
    <style:style style:name="P969" style:parent-style-name="Normalny" style:family="paragraph">
      <style:paragraph-properties fo:text-indent="0.1972in"/>
      <style:text-properties fo:font-weight="bold" style:font-weight-asian="bold" fo:color="#000000"/>
    </style:style>
    <style:style style:name="P970" style:parent-style-name="Normalny" style:family="paragraph">
      <style:paragraph-properties fo:text-indent="0.1972in"/>
      <style:text-properties fo:font-weight="bold" style:font-weight-asian="bold" fo:color="#000000"/>
    </style:style>
    <style:style style:name="P971" style:parent-style-name="Normalny" style:family="paragraph">
      <style:paragraph-properties fo:text-align="center"/>
    </style:style>
    <style:style style:name="T972" style:parent-style-name="Domyślnaczcionkaakapitu" style:family="text">
      <style:text-properties fo:font-weight="bold" style:font-weight-asian="bold" fo:color="#000000"/>
    </style:style>
    <style:style style:name="P973" style:parent-style-name="Normalny" style:family="paragraph">
      <style:paragraph-properties fo:text-indent="0.1972in"/>
    </style:style>
    <style:style style:name="P974" style:parent-style-name="Normalny" style:family="paragraph">
      <style:paragraph-properties fo:text-indent="0.1972in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biggest" style:wrap-contour="false" draw:opacity="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draw:frame draw:z-index="251657216" draw:id="id0" draw:style-name="a0" draw:name="Text Box 3" text:anchor-type="paragraph" svg:x="-0.02361in" svg:y="0.02847in" svg:width="1.98333in" svg:height="0.30625in" style:rel-width="scale" style:rel-height="scale"><draw:text-box><text:p text:style-name="P15"><text:s/>tester sp. z o.o.</text:p></draw:text-box><svg:title/><svg:desc/></draw:frame></text:p>
            <text:p text:style-name="P16">ul.Wałbrzyska 18A<text:s text:c="6"/>58-160 Świebodzice</text:p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5">
            <text:p text:style-name="P19"/>
            <text:p text:style-name="P20"><text:s/></text:p>
            <text:p text:style-name="Normalny"><draw:frame draw:z-index="251658240" draw:id="id1" draw:style-name="a1" draw:name="Text Box 4" text:anchor-type="paragraph" svg:x="5.43681in" svg:y="-0.05625in" svg:width="0.89722in" svg:height="0.23264in" style:rel-width="scale" style:rel-height="scale"><draw:text-box><text:p text:style-name="P21"><text:s text:c="4"/>1/2009</text:p></draw:text-box><svg:title/><svg:desc/></draw:frame><text:span text:style-name="T22"><text:s text:c="75"/>SzWT-..................</text:span></text:p>
            <text:p text:style-name="P23"><draw:frame draw:z-index="251659264" draw:id="id2" draw:style-name="a2" draw:name="Text Box 5" text:anchor-type="paragraph" svg:x="5.63403in" svg:y="-0.02569in" svg:width="0.19583in" svg:height="0.19722in" style:rel-width="scale" style:rel-height="scale"><draw:text-box><text:p text:style-name="P24">III</text:p></draw:text-box><svg:title/><svg:desc/></draw:frame><text:s text:c="105"/>wydanie ...................</text:p>
            <text:p text:style-name="P25"/>
            <text:p text:style-name="P26"><text:tab/><text:tab/><text:tab/><text:tab/><text:tab/><text:tab/><text:tab/><text:tab/><text:tab/></text:p>
            <text:p text:style-name="P27"><text:tab/><text:tab/><text:tab/><text:tab/><text:tab/><text:tab/></text:p>
            <text:p text:style-name="P28"><text:tab/><text:tab/><text:tab/><text:tab/><text:tab/><text:tab/><text:tab/><text:tab/></text:p>
            <text:p text:style-name="P29">SZCZEGÓŁOWE WYMAGANIA TECHNICZNE<text:s text:c="2"/></text:p>
            <text:p text:style-name="P30"><text:tab/><text:tab/><text:tab/><text:tab/><text:tab/><text:tab/><text:tab/><text:tab/><text:tab/></text:p>
            <text:p text:style-name="P31">Na panel sterowania do grzejników wody użytkowej<text:s/>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Opracował:<text:s/></text:p>
          </table:table-cell>
          <table:table-cell table:style-name="TableCell43">
            <text:p text:style-name="P44">Kierownik działu TT</text:p>
          </table:table-cell>
          <table:table-cell table:style-name="TableCell45">
            <text:p text:style-name="P46">mgr inż. Sławomir Wierzbicki</text:p>
          </table:table-cell>
          <table:table-cell table:style-name="TableCell47">
            <text:p text:style-name="P48">Data i podpis</text:p>
          </table:table-cell>
          <table:table-cell>
            <text:p text:style-name="P48"/>
          </table:table-cell>
        </table:table-row>
        <table:table-row table:style-name="TableRow49">
          <table:table-cell table:style-name="TableCell50">
            <text:p text:style-name="P51">Sprawdził:</text:p>
          </table:table-cell>
          <table:table-cell table:style-name="TableCell52">
            <text:p text:style-name="P53">Pracownik działu TT</text:p>
          </table:table-cell>
          <table:table-cell table:style-name="TableCell54">
            <text:p text:style-name="P55">mgr inż.<text:s/>Paweł Dudek</text:p>
          </table:table-cell>
          <table:table-cell table:style-name="TableCell56">
            <text:p text:style-name="P57">Data i podpis</text:p>
          </table:table-cell>
          <table:table-cell>
            <text:p text:style-name="P57"/>
          </table:table-cell>
        </table:table-row>
        <table:table-row table:style-name="TableRow58">
          <table:table-cell table:style-name="TableCell59">
            <text:p text:style-name="P60">Zatwierdził:</text:p>
          </table:table-cell>
          <table:table-cell table:style-name="TableCell61">
            <text:p text:style-name="P62">Prezes</text:p>
          </table:table-cell>
          <table:table-cell table:style-name="TableCell63">
            <text:p text:style-name="P64">mgr inż. Tadeusz Hajnowski</text:p>
          </table:table-cell>
          <table:table-cell table:style-name="TableCell65">
            <text:p text:style-name="P66">Data i podpis</text:p>
          </table:table-cell>
          <table:table-cell>
            <text:p text:style-name="P66"/>
          </table:table-cell>
        </table:table-row>
      </table:table>
      <text:soft-page-break/>
      <text:p text:style-name="Normalny"><text:tab/><text:tab/><text:tab/><text:tab/><text:tab/><text:tab/></text:p>
      <text:p text:style-name="Normalny">Spis treści:</text:p>
      <text:section text:name="Sect1" text:style-name="S1"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pistreści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Spistreści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Spistreści3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67"><text:a xlink:href="#_Toc387653528" office:target-frame-name="_top" xlink:show="replace"><text:span text:style-name="Hiperłącze">1. WSTĘP.</text:span><text:tab/>4</text:a></text:p>
            <text:p text:style-name="P68"><text:a xlink:href="#_Toc387653529" office:target-frame-name="_top" xlink:show="replace"><text:span text:style-name="Hiperłącze">2. DANE OGÓLNE I PARAMETRY STEROWNIKA.</text:span><text:tab/>4</text:a></text:p>
            <text:p text:style-name="P69"><text:a xlink:href="#_Toc387653530" office:target-frame-name="_top" xlink:show="replace"><text:span text:style-name="Hiperłącze">2.1. Rodzaje grzejników, z którymi współpracuje panel sterowania.</text:span><text:tab/>4</text:a></text:p>
            <text:p text:style-name="P70"><text:a xlink:href="#_Toc387653531" office:target-frame-name="_top" xlink:show="replace"><text:span text:style-name="Hiperłącze">2.2. Zespoły wykonawcze.</text:span><text:tab/>4</text:a></text:p>
            <text:p text:style-name="P71"><text:a xlink:href="#_Toc387653532" office:target-frame-name="_top" xlink:show="replace"><text:span text:style-name="Hiperłącze">2.3. Interfejs użytkownika.</text:span><text:tab/>4</text:a></text:p>
            <text:p text:style-name="P72"><text:a xlink:href="#_Toc387653533" office:target-frame-name="_top" xlink:show="replace"><text:span text:style-name="Hiperłącze">2.4. Podstawowe parametry płyty sterowania.</text:span><text:tab/>5</text:a></text:p>
            <text:p text:style-name="P73"><text:a xlink:href="#_Toc387653534" office:target-frame-name="_top" xlink:show="replace"><text:span text:style-name="Hiperłącze">2.5. Parametry robocze układu sterowania.</text:span><text:tab/>5</text:a></text:p>
            <text:p text:style-name="P74"><text:a xlink:href="#_Toc387653535" office:target-frame-name="_top" xlink:show="replace"><text:span text:style-name="Hiperłącze">2.5.1. Termoregulacja wody użytkowej W.U.</text:span><text:tab/>5</text:a></text:p>
            <text:p text:style-name="P75"><text:a xlink:href="#_Toc387653536" office:target-frame-name="_top" xlink:show="replace"><text:span text:style-name="Hiperłącze">2.5.2. Parametry funkcji serwisowej „Kominiarz”.</text:span><text:tab/>5</text:a></text:p>
            <text:p text:style-name="P76"><text:a xlink:href="#_Toc387653537" office:target-frame-name="_top" xlink:show="replace"><text:span text:style-name="Hiperłącze">2.5.3. Pozostałe parametry modułu sterowania.</text:span><text:tab/>5</text:a></text:p>
            <text:p text:style-name="P77"><text:a xlink:href="#_Toc387653538" office:target-frame-name="_top" xlink:show="replace"><text:span text:style-name="Hiperłącze">3. FUNKCJE STEROWNIKA.</text:span><text:tab/>6</text:a></text:p>
            <text:p text:style-name="P78"><text:a xlink:href="#_Toc387653539" office:target-frame-name="_top" xlink:show="replace"><text:span text:style-name="Hiperłącze">3.1. Priorytety funkcji.</text:span><text:tab/>6</text:a></text:p>
            <text:p text:style-name="P79"><text:a xlink:href="#_Toc387653540" office:target-frame-name="_top" xlink:show="replace"><text:span text:style-name="Hiperłącze">3.2. Opis funkcji.</text:span><text:tab/>6</text:a></text:p>
            <text:p text:style-name="P80"><text:a xlink:href="#_Toc387653541" office:target-frame-name="_top" xlink:show="replace"><text:span text:style-name="Hiperłącze">3.2.1. Modulacja płomienia w funkcji grzania obiegu W.U.</text:span><text:tab/>6</text:a></text:p>
            <text:p text:style-name="P81"><text:a xlink:href="#_Toc387653542" office:target-frame-name="_top" xlink:show="replace"><text:span text:style-name="Hiperłącze">3.2.2. Termostat W.U.</text:span><text:tab/>6</text:a></text:p>
            <text:p text:style-name="P82"><text:a xlink:href="#_Toc387653543" office:target-frame-name="_top" xlink:show="replace"><text:span text:style-name="Hiperłącze">3.2.3. Funkcja serwisowa („Kominiarz”).</text:span><text:tab/>6</text:a></text:p>
            <text:p text:style-name="P83"><text:a xlink:href="#_Toc387653544" office:target-frame-name="_top" xlink:show="replace"><text:span text:style-name="Hiperłącze">3.2.4. Czas wybiegu wentylatora.</text:span><text:tab/>6</text:a></text:p>
            <text:p text:style-name="P84"><text:a xlink:href="#_Toc387653545" office:target-frame-name="_top" xlink:show="replace"><text:span text:style-name="Hiperłącze">4. KONFIGURACJA STEROWNIKA.</text:span><text:tab/>7</text:a></text:p>
            <text:p text:style-name="P85"><text:a xlink:href="#_Toc387653546" office:target-frame-name="_top" xlink:show="replace"><text:span text:style-name="Hiperłącze">4.1. Programowane parametry układu sterowania.</text:span><text:tab/>7</text:a></text:p>
            <text:p text:style-name="P86"><text:a xlink:href="#_Toc387653547" office:target-frame-name="_top" xlink:show="replace"><text:span text:style-name="Hiperłącze">4.2. Procedura programowania parametrów układu sterowania.</text:span><text:tab/>7</text:a></text:p>
            <text:p text:style-name="P87"><text:a xlink:href="#_Toc387653548" office:target-frame-name="_top" xlink:show="replace"><text:span text:style-name="Hiperłącze">5. WIZUALIZACJA.</text:span><text:tab/>7</text:a></text:p>
            <text:p text:style-name="P88"><text:a xlink:href="#_Toc387653549" office:target-frame-name="_top" xlink:show="replace"><text:span text:style-name="Hiperłącze">5.1. Wyświetlanie temperatury W.U.</text:span><text:tab/>7</text:a></text:p>
            <text:p text:style-name="P89"><text:a xlink:href="#_Toc387653550" office:target-frame-name="_top" xlink:show="replace"><text:span text:style-name="Hiperłącze">5.2. Wyświetlanie temperatury nastawianej przez użytkownika.</text:span><text:tab/>7</text:a></text:p>
            <text:p text:style-name="P90"><text:a xlink:href="#_Toc387653551" office:target-frame-name="_top" xlink:show="replace"><text:span text:style-name="Hiperłącze">5.3. Wskaz aktywności układu sterowania (LED).</text:span><text:tab/>8</text:a></text:p>
            <text:p text:style-name="P91"><text:a xlink:href="#_Toc387653552" office:target-frame-name="_top" xlink:show="replace"><text:span text:style-name="Hiperłącze">5.4. Diagnostyka grzejnika – kody błędów.</text:span><text:tab/>8</text:a></text:p>
            <text:p text:style-name="P92"><text:a xlink:href="#_Toc387653553" office:target-frame-name="_top" xlink:show="replace"><text:span text:style-name="Hiperłącze">5.5. Kasowanie alarmu.</text:span><text:tab/>8</text:a></text:p>
            <text:p text:style-name="P93"><text:a xlink:href="#_Toc387653554" office:target-frame-name="_top" xlink:show="replace"><text:span text:style-name="Hiperłącze">6. Opis urządzeń wykonawczych</text:span><text:tab/>8</text:a></text:p>
            <text:p text:style-name="P94"><text:a xlink:href="#_Toc387653555" office:target-frame-name="_top" xlink:show="replace"><text:span text:style-name="Hiperłącze">6.1. Poprawność działania czujnika temperatury</text:span><text:tab/>8</text:a></text:p>
            <text:p text:style-name="P95"><text:a xlink:href="#_Toc387653556" office:target-frame-name="_top" xlink:show="replace"><text:span text:style-name="Hiperłącze">6.2. System automatycznej kontroli płomienia.</text:span><text:tab/>8</text:a></text:p>
            <text:p text:style-name="P96"><text:a xlink:href="#_Toc387653557" office:target-frame-name="_top" xlink:show="replace"><text:span text:style-name="Hiperłącze">6.3. Reakcja układu sterowania na brak sygnału płomienia.</text:span><text:tab/>8</text:a></text:p>
            <text:p text:style-name="P97"><text:a xlink:href="#_Toc387653558" office:target-frame-name="_top" xlink:show="replace"><text:span text:style-name="Hiperłącze">6.4. Czujnik przepływu wody użytkowej</text:span><text:tab/>9</text:a></text:p>
            <text:p text:style-name="P98"><text:a xlink:href="#_Toc387653559" office:target-frame-name="_top" xlink:show="replace"><text:span text:style-name="Hiperłącze">6.5. Czujnik temperatury bezpieczeństwa (95</text:span><text:span text:style-name="T99">0</text:span><text:span text:style-name="Hiperłącze">C).</text:span><text:tab/>9</text:a></text:p>
            <text:p text:style-name="P100"><text:a xlink:href="#_Toc387653560" office:target-frame-name="_top" xlink:show="replace"><text:span text:style-name="Hiperłącze">6.6. Czujnik różnicy ciśnień (presostat).</text:span><text:tab/>9</text:a></text:p>
            <text:p text:style-name="P101"><text:a xlink:href="#_Toc387653561" office:target-frame-name="_top" xlink:show="replace"><text:span text:style-name="Hiperłącze">6.7. Zapłon przy mocy startowej.</text:span><text:tab/>9</text:a></text:p>
            <text:p text:style-name="P102"><text:a xlink:href="#_Toc387653562" office:target-frame-name="_top" xlink:show="replace"><text:span text:style-name="Hiperłącze">6.8. Współpraca z panelem kontrolnym IMY-02.</text:span><text:tab/>10</text:a></text:p>
            <text:p text:style-name="P103"><text:a xlink:href="#_Toc387653563" office:target-frame-name="_top" xlink:show="replace"><text:span text:style-name="Hiperłącze">6.9. Funkcja ISP (In System Programming).</text:span><text:tab/>10</text:a></text:p>
            <text:p text:style-name="P104"><text:a xlink:href="#_Toc387653564" office:target-frame-name="_top" xlink:show="replace"><text:span text:style-name="Hiperłącze">6.10. Reakcja układu na przerwę w obwodzie modulatora.</text:span><text:tab/>10</text:a></text:p>
            <text:p text:style-name="P105"><text:a xlink:href="#_Toc387653565" office:target-frame-name="_top" xlink:show="replace"><text:span text:style-name="Hiperłącze">7. ZAŁĄCZNIKI</text:span><text:tab/>10</text:a></text:p>
            <text:p text:style-name="P106"><text:a xlink:href="#_Toc387653566" office:target-frame-name="_top" xlink:show="replace"><text:span text:style-name="Hiperłącze">7.1. Załącznik 1 - Wykaz tabel i rysunków</text:span><text:tab/>10</text:a></text:p>
          </text:index-body>
        </text:table-of-content>
        <text:p text:style-name="P107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P108"/>
        <text:h text:style-name="P109" text:outline-level="1"><text:bookmark-start text:name="_Toc387653528"/>1. WSTĘP.<text:bookmark-end text:name="_Toc387653528"/></text:h>
        <text:p text:style-name="P110">Panel sterowania powinien być zaprojektowany zgodnie z następującymi Standardami Europejskimi:</text:p>
        <text:p text:style-name="P111"><text:span text:style-name="T112">PN-EN 298</text:span><text:span text:style-name="T113">:</text:span><text:span text:style-name="T114">200</text:span><text:span text:style-name="T115">8</text:span><text:span text:style-name="T116"><text:s text:c="2"/>- <text:s/>Automatyczne układy sterowania do palników gazowych i urządzeń spalających gaz<text:s/></text:span></text:p>
        <text:p text:style-name="P117"><text:span text:style-name="T118">PN-EN 60730-1:2002<text:s/></text:span><text:span text:style-name="T119">- Automatyczne regulatory elektryczne do użytku domowego i podobnego</text:span><text:span text:style-name="T120"><text:s/></text:span></text:p>
        <text:p text:style-name="P121">Zintegrowany panel sterowania musi zapewnić wszelkie zasady bezpieczeństwa i regulacji, niezbędne do sterowania grzejnikami wodu użytkowej.<text:s/></text:p>
        <text:p text:style-name="P122">Obudowa sterownika powinna zapewnić I klasę ochrony przed porażeniem elektrycznym wg <text:s/>PN-EN 60335-1 po zamontowaniu w gotowym wyrobie.</text:p>
        <text:p text:style-name="P123"><text:span text:style-name="T124">Poniższe wymagania określają szczegóły konstrukcyjno-funkcjonalne obowiązujące przy opracowaniu konstrukcji panelu oraz w procesie jego odbioru.</text:span><text:s/></text:p>
        <text:h text:style-name="P125" text:outline-level="1"><text:bookmark-start text:name="_Toc387653529"/>2. DANE OGÓLNE I PARAMETRY STEROWNIKA.<text:bookmark-end text:name="_Toc387653529"/></text:h>
        <text:h text:style-name="P126" text:outline-level="2"><text:bookmark-start text:name="_Toc387653530"/>2.1. Rodzaje<text:s/>grzejników, z którymi<text:s/>współpracuje panel sterowania.<text:bookmark-end text:name="_Toc387653530"/></text:h>
        <text:p text:style-name="P127">Panel powinien współpracować z urządzeniami wymienionymi w Tab.1.</text:p>
        <table:table table:style-name="Table128">
          <table:table-columns>
            <table:table-column table:style-name="TableColumn129"/>
            <table:table-column table:style-name="TableColumn130"/>
          </table:table-columns>
          <table:table-row table:style-name="TableRow131">
            <table:table-cell table:style-name="TableCell132">
              <text:p text:style-name="P133">Rodzaj grzejnika</text:p>
            </table:table-cell>
            <table:table-cell table:style-name="TableCell134">
              <text:p text:style-name="P135">Obieg wody</text:p>
            </table:table-cell>
          </table:table-row>
          <table:table-row table:style-name="TableRow136">
            <table:table-cell table:style-name="TableCell137">
              <text:p text:style-name="P138">Przepływowy, turbo</text:p>
            </table:table-cell>
            <table:table-cell table:style-name="TableCell139">
              <text:p text:style-name="P140">WU</text:p>
            </table:table-cell>
          </table:table-row>
        </table:table>
        <text:p text:style-name="P141"><text:span text:style-name="T142">Tab.<text:s/></text:span><text:span text:style-name="T143">1</text:span><text:span text:style-name="T144"><text:s/>Grzejniki wody użytkowej, z którymi współpracuje panel sterowania.</text:span></text:p>
        <text:h text:style-name="P145" text:outline-level="2"><text:bookmark-start text:name="_Toc387653531"/>2.2. Zespoły wykonawcze.<text:bookmark-end text:name="_Toc387653531"/></text:h>
        <text:p text:style-name="P146">Panel sterowania musi dawać możliwość podłączenia do urządzeń wykonawczych o parametrach jak w Tab.2.</text:p>
        <table:table table:style-name="Table147">
          <table:table-columns>
            <table:table-column table:style-name="TableColumn148"/>
            <table:table-column table:style-name="TableColumn149"/>
            <table:table-column table:style-name="TableColumn150"/>
            <table:table-column table:style-name="TableColumn151"/>
            <table:table-column table:style-name="TableColumn152"/>
          </table:table-columns>
          <table:table-row table:style-name="TableRow153">
            <table:table-cell table:style-name="TableCell154">
              <text:p text:style-name="P155">Lp.</text:p>
            </table:table-cell>
            <table:table-cell table:style-name="TableCell156">
              <text:p text:style-name="P157">Nazwa</text:p>
            </table:table-cell>
            <table:table-cell table:style-name="TableCell158">
              <text:h text:style-name="P159" text:outline-level="9">Producent</text:h>
            </table:table-cell>
            <table:table-cell table:style-name="TableCell160">
              <text:h text:style-name="P161" text:outline-level="9">Parametry</text:h>
            </table:table-cell>
            <table:table-cell table:style-name="TableCell162">
              <text:p text:style-name="P163">Uwagi</text:p>
            </table:table-cell>
          </table:table-row>
          <table:table-row table:style-name="TableRow164">
            <table:table-cell table:style-name="TableCell165">
              <text:p text:style-name="P166">1.</text:p>
            </table:table-cell>
            <table:table-cell table:style-name="TableCell167">
              <text:p text:style-name="P168">Wentylator</text:p>
            </table:table-cell>
            <table:table-cell table:style-name="TableCell169">
              <text:p text:style-name="P170"/>
            </table:table-cell>
            <table:table-cell table:style-name="TableCell171">
              <text:p text:style-name="P172">230V / 50Hz</text:p>
            </table:table-cell>
            <table:table-cell table:style-name="TableCell173">
              <text:p text:style-name="P174"/>
            </table:table-cell>
          </table:table-row>
          <table:table-row table:style-name="TableRow175">
            <table:table-cell table:style-name="TableCell176">
              <text:p text:style-name="P177">2.</text:p>
            </table:table-cell>
            <table:table-cell table:style-name="TableCell178">
              <text:p text:style-name="P179">Zawór gazowy</text:p>
            </table:table-cell>
            <table:table-cell table:style-name="TableCell180">
              <text:p text:style-name="P181">SIT 845 Sigma</text:p>
            </table:table-cell>
            <table:table-cell table:style-name="TableCell182">
              <text:p text:style-name="P183">230V / 50Hz</text:p>
              <text:p text:style-name="P184">P=1,5W</text:p>
            </table:table-cell>
            <table:table-cell table:style-name="TableCell185">
              <text:p text:style-name="P186"><text:s text:c="2"/>Wyposażenie zespołu gazowego SIT 845 Sigma</text:p>
            </table:table-cell>
          </table:table-row>
          <table:table-row table:style-name="TableRow187">
            <table:table-cell table:style-name="TableCell188">
              <text:p text:style-name="P189">3.</text:p>
            </table:table-cell>
            <table:table-cell table:style-name="TableCell190">
              <text:p text:style-name="P191">Modulator gazowy</text:p>
            </table:table-cell>
            <table:table-cell table:style-name="TableCell192">
              <text:p text:style-name="P193">SIT 845 Sigma</text:p>
            </table:table-cell>
            <table:table-cell table:style-name="TableCell194">
              <text:p text:style-name="P195">17Vdc, 180mA</text:p>
            </table:table-cell>
            <table:table-cell table:style-name="TableCell196">
              <text:p text:style-name="P197"><text:s text:c="2"/>Wyposażenie zespołu gazowego SIT 845 Sigma</text:p>
            </table:table-cell>
          </table:table-row>
          <table:table-row table:style-name="TableRow198">
            <table:table-cell table:style-name="TableCell199">
              <text:p text:style-name="P200">4.</text:p>
            </table:table-cell>
            <table:table-cell table:style-name="TableCell201">
              <text:p text:style-name="P202">Czujnik przekroczenia temp. wody grzewczej</text:p>
            </table:table-cell>
            <table:table-cell table:style-name="TableCell203">
              <text:p text:style-name="P204"/>
            </table:table-cell>
            <table:table-cell table:style-name="TableCell205">
              <text:p text:style-name="P206">24Vdc, 10mA</text:p>
            </table:table-cell>
            <table:table-cell table:style-name="TableCell207">
              <text:p text:style-name="P208"><text:s text:c="2"/>Styk rozwarty, gdy temp. na nim przekroczy <text:s text:c="23"/>graniczną wartość bezpieczeństwa</text:p>
            </table:table-cell>
          </table:table-row>
          <table:table-row table:style-name="TableRow209">
            <table:table-cell table:style-name="TableCell210">
              <text:p text:style-name="P211">5.</text:p>
            </table:table-cell>
            <table:table-cell table:style-name="TableCell212">
              <text:p text:style-name="P213">Zabezp. przed wylotem spalin do pomieszczenia</text:p>
            </table:table-cell>
            <table:table-cell table:style-name="TableCell214">
              <text:p text:style-name="P215"/>
            </table:table-cell>
            <table:table-cell table:style-name="TableCell216">
              <text:p text:style-name="P217">24Vdc, 10mA</text:p>
            </table:table-cell>
            <table:table-cell table:style-name="TableCell218">
              <text:p text:style-name="P219">Styk rozwarty, gdy nastąpiło przekroczenie temp. 65<text:span text:style-name="T220"> o</text:span>C lub 75<text:span text:style-name="T221"><text:s/>o</text:span>C</text:p>
            </table:table-cell>
          </table:table-row>
          <table:table-row table:style-name="TableRow222">
            <table:table-cell table:style-name="TableCell223">
              <text:p text:style-name="P224">6.</text:p>
            </table:table-cell>
            <table:table-cell table:style-name="TableCell225">
              <text:p text:style-name="P226">Czujnik przepływu wody użytkowej</text:p>
            </table:table-cell>
            <table:table-cell table:style-name="TableCell227">
              <text:p text:style-name="P228"/>
            </table:table-cell>
            <table:table-cell table:style-name="TableCell229">
              <text:p text:style-name="P230">24Vdc, 10mA</text:p>
            </table:table-cell>
            <table:table-cell table:style-name="TableCell231">
              <text:p text:style-name="P232">Czujnik dwustanowy</text:p>
            </table:table-cell>
          </table:table-row>
          <table:table-row table:style-name="TableRow233">
            <table:table-cell table:style-name="TableCell234">
              <text:p text:style-name="P235">7.</text:p>
            </table:table-cell>
            <table:table-cell table:style-name="TableCell236">
              <text:p text:style-name="P237">Czujnik NTC wody użytkowej (W.U.)</text:p>
            </table:table-cell>
            <table:table-cell table:style-name="TableCell238">
              <text:p text:style-name="P239"/>
            </table:table-cell>
            <table:table-cell table:style-name="TableCell240">
              <text:p text:style-name="P241">R=10k<text:span text:style-name="T242"></text:span>,<text:s/><text:span text:style-name="T243"></text:span>=3977</text:p>
            </table:table-cell>
            <table:table-cell table:style-name="TableCell244">
              <text:p text:style-name="P245">Kompatybilny z T7335C (Honeywell)</text:p>
            </table:table-cell>
          </table:table-row>
        </table:table>
        <text:p text:style-name="Podpispodobiektem"><text:span text:style-name="T246">Tab.<text:s/></text:span><text:span text:style-name="T247">2</text:span><text:span text:style-name="T248">. Zestawienie urządzeń wykonawczych i ich parametry.</text:span></text:p>
        <text:h text:style-name="P249" text:outline-level="2"><text:bookmark-start text:name="_Toc387653532"/>2.3. Interfejs użytkownika.<text:bookmark-end text:name="_Toc387653532"/></text:h>
        <text:p text:style-name="P250">Panel sterowania powinien zapewniać użytkownikowi wygodną i przejrzystą obsługę zgodnie z następującymi regułami (Tab.3):</text:p>
        <table:table table:style-name="Table251">
          <table:table-columns>
            <table:table-column table:style-name="TableColumn252"/>
            <table:table-column table:style-name="TableColumn253"/>
            <table:table-column table:style-name="TableColumn254"/>
            <table:table-column table:style-name="TableColumn255"/>
          </table:table-columns>
          <table:table-row table:style-name="TableRow256">
            <table:table-cell table:style-name="TableCell257">
              <text:p text:style-name="P258">Lp.</text:p>
            </table:table-cell>
            <table:table-cell table:style-name="TableCell259">
              <text:p text:style-name="P260">Urządzenie</text:p>
            </table:table-cell>
            <table:table-cell table:style-name="TableCell261">
              <text:p text:style-name="P262">Symbol</text:p>
            </table:table-cell>
            <table:table-cell table:style-name="TableCell263">
              <text:p text:style-name="P264">Zastosowanie</text:p>
            </table:table-cell>
          </table:table-row>
          <table:table-row table:style-name="TableRow265">
            <table:table-cell table:style-name="TableCell266">
              <text:p text:style-name="P267">1.</text:p>
            </table:table-cell>
            <table:table-cell table:style-name="TableCell268">
              <text:p text:style-name="P269">Przycisk MIN</text:p>
            </table:table-cell>
            <table:table-cell table:style-name="TableCell270">
              <text:p text:style-name="P271">MIN</text:p>
            </table:table-cell>
            <table:table-cell table:style-name="TableCell272">
              <text:p text:style-name="P273">Zmniejszanie wartości nastawy docelowej temperatury grzania<text:s/></text:p>
            </table:table-cell>
          </table:table-row>
          <table:table-row table:style-name="TableRow274">
            <table:table-cell table:style-name="TableCell275">
              <text:p text:style-name="P276">2.</text:p>
            </table:table-cell>
            <table:table-cell table:style-name="TableCell277">
              <text:p text:style-name="P278">Przycisk MAX</text:p>
            </table:table-cell>
            <table:table-cell table:style-name="TableCell279">
              <text:p text:style-name="P280">MAX</text:p>
            </table:table-cell>
            <table:table-cell table:style-name="TableCell281">
              <text:p text:style-name="P282">Zwiększanie wartości nastawy temperatury temperatury grzania<text:s/></text:p>
            </table:table-cell>
          </table:table-row>
          <table:table-row table:style-name="TableRow283">
            <table:table-cell table:style-name="TableCell284">
              <text:p text:style-name="P285">3.</text:p>
            </table:table-cell>
            <table:table-cell table:style-name="TableCell286">
              <text:p text:style-name="P287">Dioda PWR</text:p>
            </table:table-cell>
            <table:table-cell table:style-name="TableCell288">
              <text:p text:style-name="P289">PWR</text:p>
            </table:table-cell>
            <table:table-cell table:style-name="TableCell290">
              <text:p text:style-name="P291">Wskaźnik <text:s/>aktywności układu sterowania (podłączenie do zasilania)</text:p>
            </table:table-cell>
          </table:table-row>
          <table:table-row table:style-name="TableRow292">
            <table:table-cell table:style-name="TableCell293">
              <text:p text:style-name="P294">4.</text:p>
            </table:table-cell>
            <table:table-cell table:style-name="TableCell295">
              <text:p text:style-name="P296"><text:span text:style-name="T297">Wyświetlacz 7-segmentowy, <text:s/></text:span><text:span text:style-name="T298">(LED)</text:span></text:p>
            </table:table-cell>
            <table:table-cell table:style-name="TableCell299">
              <text:p text:style-name="P300">DSP 1<text:s/></text:p>
            </table:table-cell>
            <table:table-cell table:style-name="TableCell301">
              <text:p text:style-name="P302">Wyświetlanie / kodu awaryjnego / parametrów programu<text:s/></text:p>
            </table:table-cell>
          </table:table-row>
          <table:table-row table:style-name="TableRow303">
            <table:table-cell table:style-name="TableCell304" table:number-columns-spanned="4">
              <text:p text:style-name="P305"/>
            </table:table-cell>
            <table:covered-table-cell/>
            <table:covered-table-cell/>
            <table:covered-table-cell/>
          </table:table-row>
        </table:table>
        <text:p text:style-name="P306"><text:span text:style-name="T307">Tab.<text:s/></text:span><text:span text:style-name="T308">3</text:span><text:span text:style-name="T309">. Interfejs użytkownika.</text:span><text:span text:style-name="T310"><text:tab/></text:span></text:p>
        <text:p text:style-name="P311"/>
        <text:h text:style-name="P312" text:outline-level="2"><text:bookmark-start text:name="_Toc387653533"/>2.4. Podstawowe parametry płyty sterowania.<text:bookmark-end text:name="_Toc387653533"/></text:h>
        <table:table table:style-name="Table313">
          <table:table-columns>
            <table:table-column table:style-name="TableColumn314"/>
            <table:table-column table:style-name="TableColumn315"/>
            <table:table-column table:style-name="TableColumn316"/>
          </table:table-columns>
          <table:table-row table:style-name="TableRow317">
            <table:table-cell table:style-name="TableCell318">
              <text:p text:style-name="P319">Lp.</text:p>
            </table:table-cell>
            <table:table-cell table:style-name="TableCell320">
              <text:p text:style-name="P321">Opis</text:p>
            </table:table-cell>
            <table:table-cell table:style-name="TableCell322">
              <text:p text:style-name="P323">Parametry</text:p>
            </table:table-cell>
          </table:table-row>
          <table:table-row table:style-name="TableRow324">
            <table:table-cell table:style-name="TableCell325">
              <text:p text:style-name="P326">1.</text:p>
            </table:table-cell>
            <table:table-cell table:style-name="TableCell327">
              <text:p text:style-name="P328">Napięcie zasilania</text:p>
            </table:table-cell>
            <table:table-cell table:style-name="TableCell329">
              <text:p text:style-name="P330">VAC 230V (+10% / -15%) 50-60 Hz</text:p>
            </table:table-cell>
          </table:table-row>
          <table:table-row table:style-name="TableRow331">
            <table:table-cell table:style-name="TableCell332">
              <text:p text:style-name="P333">2.</text:p>
            </table:table-cell>
            <table:table-cell table:style-name="TableCell334">
              <text:p text:style-name="P335">Temperatura pracy</text:p>
            </table:table-cell>
            <table:table-cell table:style-name="TableCell336">
              <text:p text:style-name="P337"><text:span text:style-name="T338">-20 <text:s/>- <text:s/>+60</text:span><text:span text:style-name="T339"><text:s/>o</text:span><text:span text:style-name="T340">C</text:span></text:p>
            </table:table-cell>
          </table:table-row>
          <table:table-row table:style-name="TableRow341">
            <table:table-cell table:style-name="TableCell342">
              <text:p text:style-name="P343">3.</text:p>
            </table:table-cell>
            <table:table-cell table:style-name="TableCell344">
              <text:p text:style-name="P345">Temperatura przechowywania</text:p>
            </table:table-cell>
            <table:table-cell table:style-name="TableCell346">
              <text:p text:style-name="P347"><text:span text:style-name="T348">-20 <text:s/>- <text:s/>+80</text:span><text:span text:style-name="T349"><text:s/>o</text:span><text:span text:style-name="T350">C</text:span></text:p>
            </table:table-cell>
          </table:table-row>
          <table:table-row table:style-name="TableRow351">
            <table:table-cell table:style-name="TableCell352">
              <text:p text:style-name="P353">4.</text:p>
            </table:table-cell>
            <table:table-cell table:style-name="TableCell354">
              <text:p text:style-name="P355">Wilgotność powietrza</text:p>
            </table:table-cell>
            <table:table-cell table:style-name="TableCell356">
              <text:p text:style-name="P357">Max. 90%</text:p>
            </table:table-cell>
          </table:table-row>
          <table:table-row table:style-name="TableRow358">
            <table:table-cell table:style-name="TableCell359">
              <text:p text:style-name="P360">5.</text:p>
            </table:table-cell>
            <table:table-cell table:style-name="TableCell361">
              <text:p text:style-name="P362">Klasa ochrony p. por.</text:p>
            </table:table-cell>
            <table:table-cell table:style-name="TableCell363">
              <text:p text:style-name="P364">IP00</text:p>
            </table:table-cell>
          </table:table-row>
          <table:table-row table:style-name="TableRow365">
            <table:table-cell table:style-name="TableCell366">
              <text:p text:style-name="P367">6.</text:p>
            </table:table-cell>
            <table:table-cell table:style-name="TableCell368">
              <text:p text:style-name="P369">Zabezpieczenie prądowe</text:p>
            </table:table-cell>
            <table:table-cell table:style-name="TableCell370">
              <text:p text:style-name="P371">2.5A</text:p>
            </table:table-cell>
          </table:table-row>
        </table:table>
        <text:p text:style-name="Podpispodobiektem"><text:span text:style-name="T372">Tab.<text:s/></text:span><text:span text:style-name="T373">4</text:span><text:span text:style-name="T374">. Podstawowe parametry płyty sterowania.</text:span></text:p>
        <text:h text:style-name="P375" text:outline-level="2"><text:bookmark-start text:name="_Toc387653534"/>2.5. Parametry robocze układu sterowania.<text:bookmark-end text:name="_Toc387653534"/></text:h>
        <text:h text:style-name="P376" text:outline-level="3"><text:bookmark-start text:name="_Toc387653535"/>2.5.1. Termoregulacja wody użytkowej W.U.<text:bookmark-end text:name="_Toc387653535"/><text:s/></text:h>
        <table:table table:style-name="Table377">
          <table:table-columns>
            <table:table-column table:style-name="TableColumn378"/>
            <table:table-column table:style-name="TableColumn379"/>
            <table:table-column table:style-name="TableColumn380"/>
          </table:table-columns>
          <table:table-row table:style-name="TableRow381">
            <table:table-cell table:style-name="TableCell382">
              <text:p text:style-name="P383">Lp.</text:p>
            </table:table-cell>
            <table:table-cell table:style-name="TableCell384">
              <text:p text:style-name="P385">Opis</text:p>
            </table:table-cell>
            <table:table-cell table:style-name="TableCell386">
              <text:h text:style-name="P387" text:outline-level="9">Parametr</text:h>
            </table:table-cell>
          </table:table-row>
          <table:table-row table:style-name="TableRow388">
            <table:table-cell table:style-name="TableCell389">
              <text:list text:style-name="LFO5" text:continue-numbering="true">
                <text:list-item>
                  <text:p text:style-name="P390"/>
                </text:list-item>
              </text:list>
            </table:table-cell>
            <table:table-cell table:style-name="TableCell391">
              <text:p text:style-name="P392">Zakres nastawy W.U.</text:p>
            </table:table-cell>
            <table:table-cell table:style-name="TableCell393">
              <text:p text:style-name="P394">35 ÷ 60 °C</text:p>
            </table:table-cell>
          </table:table-row>
          <table:table-row table:style-name="TableRow395">
            <table:table-cell table:style-name="TableCell396">
              <text:list text:style-name="LFO5" text:continue-numbering="true">
                <text:list-item>
                  <text:p text:style-name="P397"/>
                </text:list-item>
              </text:list>
            </table:table-cell>
            <table:table-cell table:style-name="TableCell398">
              <text:p text:style-name="P399">Punkt wyłączenia W.U. dla nastawy W.U &gt;55 °C</text:p>
            </table:table-cell>
            <table:table-cell table:style-name="TableCell400">
              <text:p text:style-name="P401"><text:span text:style-name="T402">≥ 70</text:span><text:span text:style-name="T403">°C</text:span></text:p>
            </table:table-cell>
          </table:table-row>
          <table:table-row table:style-name="TableRow404">
            <table:table-cell table:style-name="TableCell405">
              <text:list text:style-name="LFO5" text:continue-numbering="true">
                <text:list-item>
                  <text:p text:style-name="P406"/>
                </text:list-item>
              </text:list>
            </table:table-cell>
            <table:table-cell table:style-name="TableCell407">
              <text:p text:style-name="P408">Punkt załączenia W.U. <text:s/>dla nastawy W.U &gt;55 °C<text:s/></text:p>
            </table:table-cell>
            <table:table-cell table:style-name="TableCell409">
              <text:p text:style-name="P410"><text:span text:style-name="T411">&lt;</text:span><text:span text:style-name="T412"><text:s/>69 °C</text:span></text:p>
            </table:table-cell>
          </table:table-row>
          <table:table-row table:style-name="TableRow413">
            <table:table-cell table:style-name="TableCell414">
              <text:list text:style-name="LFO5" text:continue-numbering="true">
                <text:list-item>
                  <text:p text:style-name="P415"/>
                </text:list-item>
              </text:list>
            </table:table-cell>
            <table:table-cell table:style-name="TableCell416">
              <text:p text:style-name="P417"><text:span text:style-name="T418">Punkt wyłączenia W.U. dla nastawy W.U<text:s/></text:span><text:span text:style-name="T419">≤</text:span><text:span text:style-name="T420">55 °C</text:span></text:p>
            </table:table-cell>
            <table:table-cell table:style-name="TableCell421">
              <text:p text:style-name="P422"><text:span text:style-name="T423">≥ 65</text:span><text:span text:style-name="T424">°C</text:span></text:p>
            </table:table-cell>
          </table:table-row>
          <table:table-row table:style-name="TableRow425">
            <table:table-cell table:style-name="TableCell426">
              <text:list text:style-name="LFO5" text:continue-numbering="true">
                <text:list-item>
                  <text:p text:style-name="P427"/>
                </text:list-item>
              </text:list>
            </table:table-cell>
            <table:table-cell table:style-name="TableCell428">
              <text:p text:style-name="P429"><text:span text:style-name="T430">Punkt załączenia W.U. <text:s/>dla nastawy W.U<text:s/></text:span><text:span text:style-name="T431">≤</text:span><text:span text:style-name="T432">55 °C<text:s/></text:span></text:p>
            </table:table-cell>
            <table:table-cell table:style-name="TableCell433">
              <text:p text:style-name="P434"><text:span text:style-name="T435">&lt;</text:span><text:span text:style-name="T436"><text:s/>64 °C</text:span></text:p>
            </table:table-cell>
          </table:table-row>
        </table:table>
        <text:p text:style-name="P437"><text:tab/>Tab. 5. Parametry regulacji W.U</text:p>
        <text:p text:style-name="P438"/>
        <text:h text:style-name="P439" text:outline-level="3"><text:bookmark-start text:name="_Toc387653536"/>2.5.2. Parametry funkcji serwisowej „Kominiarz”.<text:bookmark-end text:name="_Toc387653536"/></text:h>
        <table:table table:style-name="Table440">
          <table:table-columns>
            <table:table-column table:style-name="TableColumn441"/>
            <table:table-column table:style-name="TableColumn442"/>
            <table:table-column table:style-name="TableColumn443"/>
          </table:table-columns>
          <table:table-row table:style-name="TableRow444">
            <table:table-cell table:style-name="TableCell445">
              <text:p text:style-name="P446">Lp.</text:p>
            </table:table-cell>
            <table:table-cell table:style-name="TableCell447">
              <text:p text:style-name="P448">Opis</text:p>
            </table:table-cell>
            <table:table-cell table:style-name="TableCell449">
              <text:p text:style-name="P450">Parametr</text:p>
            </table:table-cell>
          </table:table-row>
          <table:table-row table:style-name="TableRow451">
            <table:table-cell table:style-name="TableCell452">
              <text:p text:style-name="P453">1.</text:p>
            </table:table-cell>
            <table:table-cell table:style-name="TableCell454">
              <text:p text:style-name="P455">Czas przyciśnięcia przycisku „MAX” w celu aktywacji funkcji serwisowej (czas liczony jest od momentu osiągnięcia przez nastawę wartości maksymalnej)</text:p>
            </table:table-cell>
            <table:table-cell table:style-name="TableCell456">
              <text:p text:style-name="P457">5s</text:p>
            </table:table-cell>
          </table:table-row>
          <table:table-row table:style-name="TableRow458">
            <table:table-cell table:style-name="TableCell459">
              <text:p text:style-name="P460">2.</text:p>
            </table:table-cell>
            <table:table-cell table:style-name="TableCell461">
              <text:p text:style-name="P462">Maksymalny czas aktywności funkcji</text:p>
            </table:table-cell>
            <table:table-cell table:style-name="TableCell463">
              <text:p text:style-name="P464">15min</text:p>
            </table:table-cell>
          </table:table-row>
        </table:table>
        <text:p text:style-name="P465">Tab. 6. Parametry funkcji serwisowej.</text:p>
        <text:h text:style-name="P466" text:outline-level="3"><text:bookmark-start text:name="_Toc387653537"/>2.5.3. Pozostałe parametry modułu sterowania.<text:bookmark-end text:name="_Toc387653537"/></text:h>
        <table:table table:style-name="Table467">
          <table:table-columns>
            <table:table-column table:style-name="TableColumn468"/>
            <table:table-column table:style-name="TableColumn469"/>
            <table:table-column table:style-name="TableColumn470"/>
            <table:table-column table:style-name="TableColumn471"/>
            <table:table-column table:style-name="TableColumn472"/>
            <table:table-column table:style-name="TableColumn473"/>
            <table:table-column table:style-name="TableColumn474"/>
          </table:table-columns>
          <table:table-header-rows>
            <table:table-row table:style-name="TableRow475">
              <table:table-cell table:style-name="TableCell476">
                <text:p text:style-name="P477">Lp.</text:p>
              </table:table-cell>
              <table:table-cell table:style-name="TableCell478">
                <text:p text:style-name="P479">Opis</text:p>
              </table:table-cell>
              <table:table-cell table:style-name="TableCell480">
                <text:p text:style-name="P481">Parametr</text:p>
              </table:table-cell>
              <table:table-cell table:style-name="TableCell482">
                <text:p text:style-name="P483">Lp.</text:p>
              </table:table-cell>
              <table:table-cell table:style-name="TableCell484">
                <text:p text:style-name="P485">Opis</text:p>
              </table:table-cell>
              <table:table-cell table:style-name="TableCell486">
                <text:p text:style-name="P487">Parametr</text:p>
              </table:table-cell>
              <table:table-cell table:style-name="TableCell488">
                <text:p text:style-name="P489"/>
              </table:table-cell>
            </table:table-row>
          </table:table-header-rows>
          <table:table-row table:style-name="TableRow490">
            <table:table-cell table:style-name="TableCell491">
              <text:p text:style-name="P492">1.</text:p>
            </table:table-cell>
            <table:table-cell table:style-name="TableCell493">
              <text:p text:style-name="P494">Czas wyświetlania nastawy temperatury W.U.</text:p>
            </table:table-cell>
            <table:table-cell table:style-name="TableCell495">
              <text:p text:style-name="P496">5s</text:p>
            </table:table-cell>
            <table:table-cell table:style-name="TableCell497">
              <text:p text:style-name="P498">11.</text:p>
            </table:table-cell>
            <table:table-cell table:style-name="TableCell499">
              <text:p text:style-name="P500"><text:span text:style-name="T501">Max. liczba zaburzeń ciągu przypadająca na czas Toz po której <text:s/>nastąpi awaryjne wyłączenie kotła z sygnalizacją braku ciągu (kotły turbo)</text:span></text:p>
            </table:table-cell>
            <table:table-cell table:style-name="TableCell502">
              <text:p text:style-name="P503">5</text:p>
            </table:table-cell>
            <table:table-cell table:style-name="TableCell504">
              <text:p text:style-name="P505"/>
            </table:table-cell>
          </table:table-row>
          <table:table-row table:style-name="TableRow506">
            <table:table-cell table:style-name="TableCell507">
              <text:p text:style-name="P508">2.</text:p>
            </table:table-cell>
            <table:table-cell table:style-name="TableCell509">
              <text:p text:style-name="P510">Max. czas oczekiwania na sygnał z czujnika różnicy ciśnień (presostatu).</text:p>
            </table:table-cell>
            <table:table-cell table:style-name="TableCell511">
              <text:p text:style-name="P512">15s</text:p>
            </table:table-cell>
            <table:table-cell table:style-name="TableCell513">
              <text:p text:style-name="P514">12.</text:p>
            </table:table-cell>
            <table:table-cell table:style-name="TableCell515">
              <text:p text:style-name="P516">Maksymalny błąd nastaw temperatury.</text:p>
            </table:table-cell>
            <table:table-cell table:style-name="TableCell517">
              <text:p text:style-name="P518">± 3 °C</text:p>
            </table:table-cell>
            <table:table-cell table:style-name="TableCell519">
              <text:p text:style-name="P520"/>
            </table:table-cell>
          </table:table-row>
          <table:table-row table:style-name="TableRow521">
            <table:table-cell table:style-name="TableCell522">
              <text:p text:style-name="P523">3.</text:p>
            </table:table-cell>
            <table:table-cell table:style-name="TableCell524">
              <text:p text:style-name="P525">Czas oczyszczania dodatkowego (wybieg wentylatora).</text:p>
              <text:p text:style-name="P526">Krótszy czas dla chwilowego pobudzenia, gdy nie nastąpił zapłon gazu.</text:p>
            </table:table-cell>
            <table:table-cell table:style-name="TableCell527">
              <text:p text:style-name="P528">5s</text:p>
              <text:p text:style-name="P529">lub</text:p>
              <text:p text:style-name="P530">15s</text:p>
            </table:table-cell>
            <table:table-cell table:style-name="TableCell531">
              <text:p text:style-name="P532">13.</text:p>
            </table:table-cell>
            <table:table-cell table:style-name="TableCell533">
              <text:p text:style-name="P534">Maksymalna liczba prób zapalenia gazu przy stwierdzanym braku obecności płomienia</text:p>
            </table:table-cell>
            <table:table-cell table:style-name="TableCell535">
              <text:p text:style-name="P536">3,<text:s/></text:p>
              <text:p text:style-name="P537">2 dla LPG</text:p>
            </table:table-cell>
            <table:table-cell table:style-name="TableCell538">
              <text:p text:style-name="P539"/>
            </table:table-cell>
          </table:table-row>
          <table:table-row table:style-name="TableRow540">
            <table:table-cell table:style-name="TableCell541">
              <text:p text:style-name="P542">4.</text:p>
            </table:table-cell>
            <table:table-cell table:style-name="TableCell543">
              <text:p text:style-name="P544">Czas przytrzymania przycisków MIN, MAX do aktywacji funkcji programowania parametrów.</text:p>
            </table:table-cell>
            <table:table-cell table:style-name="TableCell545">
              <text:p text:style-name="P546">5s</text:p>
            </table:table-cell>
            <table:table-cell table:style-name="TableCell547">
              <text:p text:style-name="P548">14.</text:p>
            </table:table-cell>
            <table:table-cell table:style-name="TableCell549">
              <text:p text:style-name="P550">Przerwa czasowa pomiędzy kolejnymi próbami zapalenia gazu przy stwierdzanym braku obecności płomienia</text:p>
            </table:table-cell>
            <table:table-cell table:style-name="TableCell551">
              <text:p text:style-name="P552">30s</text:p>
            </table:table-cell>
            <table:table-cell table:style-name="TableCell553">
              <text:p text:style-name="P554"/>
            </table:table-cell>
          </table:table-row>
          <table:table-row table:style-name="TableRow555">
            <table:table-cell table:style-name="TableCell556">
              <text:p text:style-name="P557">5.</text:p>
            </table:table-cell>
            <table:table-cell table:style-name="TableCell558">
              <text:p text:style-name="P559">Maksymalny czas, w którym można aktywować funkcję programowania parametrów po włączeniu zasilania sterownika</text:p>
            </table:table-cell>
            <table:table-cell table:style-name="TableCell560">
              <text:p text:style-name="P561">20s</text:p>
            </table:table-cell>
            <table:table-cell table:style-name="TableCell562">
              <text:p text:style-name="P563">15.</text:p>
            </table:table-cell>
            <table:table-cell table:style-name="TableCell564">
              <text:p text:style-name="P565">Zakres nastawy mocy startowej</text:p>
            </table:table-cell>
            <table:table-cell table:style-name="TableCell566">
              <text:p text:style-name="P567">Min. ÷ Max.</text:p>
              <text:p text:style-name="P568">wydatku</text:p>
              <text:p text:style-name="P569">modulatora</text:p>
            </table:table-cell>
            <table:table-cell table:style-name="TableCell570">
              <text:p text:style-name="P571"/>
            </table:table-cell>
          </table:table-row>
          <table:table-row table:style-name="TableRow572">
            <table:table-cell table:style-name="TableCell573">
              <text:p text:style-name="P574">6.</text:p>
            </table:table-cell>
            <table:table-cell table:style-name="TableCell575">
              <text:p text:style-name="P576">Maksymalny czas aktywności funkcji programowania</text:p>
            </table:table-cell>
            <table:table-cell table:style-name="TableCell577">
              <text:p text:style-name="P578">10 min</text:p>
            </table:table-cell>
            <table:table-cell table:style-name="TableCell579">
              <text:p text:style-name="P580">16.</text:p>
            </table:table-cell>
            <table:table-cell table:style-name="TableCell581">
              <text:p text:style-name="P582">Zakres nastawy mocy dla W.U.</text:p>
            </table:table-cell>
            <table:table-cell table:style-name="TableCell583">
              <text:p text:style-name="P584">Min. ÷ Max.</text:p>
              <text:p text:style-name="P585">wydatku</text:p>
              <text:p text:style-name="P586">modulatora</text:p>
            </table:table-cell>
            <table:table-cell table:style-name="TableCell587">
              <text:p text:style-name="P588"/>
            </table:table-cell>
          </table:table-row>
          <table:table-row table:style-name="TableRow589">
            <table:table-cell table:style-name="TableCell590">
              <text:p text:style-name="P591">7.</text:p>
            </table:table-cell>
            <table:table-cell table:style-name="TableCell592">
              <text:p text:style-name="P593">Tolerancja temperatury</text:p>
            </table:table-cell>
            <table:table-cell table:style-name="TableCell594">
              <text:p text:style-name="P595">± 3 °C</text:p>
            </table:table-cell>
            <table:table-cell table:style-name="TableCell596">
              <text:p text:style-name="P597">17.</text:p>
            </table:table-cell>
            <table:table-cell table:style-name="TableCell598">
              <text:p text:style-name="P599">Minimalna wydajność prądowa modulatora</text:p>
            </table:table-cell>
            <table:table-cell table:style-name="TableCell600">
              <text:p text:style-name="P601">160mA ± 10 mA</text:p>
            </table:table-cell>
            <table:table-cell table:style-name="TableCell602">
              <text:p text:style-name="P603"/>
            </table:table-cell>
          </table:table-row>
          <text:soft-page-break/>
          <table:table-row table:style-name="TableRow604">
            <table:table-cell table:style-name="TableCell605">
              <text:p text:style-name="P606">8.</text:p>
            </table:table-cell>
            <table:table-cell table:style-name="TableCell607">
              <text:p text:style-name="P608"><text:span text:style-name="T609">Czas Toz w jakim zliczana jest <text:s/>liczba zaburzeń ciągu (kotły turbo)</text:span></text:p>
            </table:table-cell>
            <table:table-cell table:style-name="TableCell610">
              <text:p text:style-name="P611">240s</text:p>
            </table:table-cell>
            <table:table-cell table:style-name="TableCell612">
              <text:p text:style-name="P613">18.</text:p>
            </table:table-cell>
            <table:table-cell table:style-name="TableCell614">
              <text:p text:style-name="P615">Tolerancja czasów</text:p>
            </table:table-cell>
            <table:table-cell table:style-name="TableCell616">
              <text:p text:style-name="P617">± 5 %</text:p>
            </table:table-cell>
            <table:table-cell table:style-name="TableCell618">
              <text:p text:style-name="P619"/>
            </table:table-cell>
          </table:table-row>
          <table:table-row table:style-name="TableRow620">
            <table:table-cell table:style-name="TableCell621">
              <text:p text:style-name="P622">9.</text:p>
            </table:table-cell>
            <table:table-cell table:style-name="TableCell623">
              <text:p text:style-name="P624">Czas blokady po oczekiwaniu na sygnał z czujnika różnicy ciśnień (kotły turbo)</text:p>
            </table:table-cell>
            <table:table-cell table:style-name="TableCell625">
              <text:p text:style-name="P626"><text:span text:style-name="T627">5s</text:span></text:p>
            </table:table-cell>
            <table:table-cell table:style-name="TableCell628">
              <text:p text:style-name="P629">19.</text:p>
            </table:table-cell>
            <table:table-cell table:style-name="TableCell630">
              <text:p text:style-name="P631">Czas do wyzerowania licznika cykli detekcji<text:s/>sygnału z czujnika różnicy ciśnień (kotły turbo)</text:p>
            </table:table-cell>
            <table:table-cell table:style-name="TableCell632">
              <text:p text:style-name="P633">60s</text:p>
            </table:table-cell>
            <table:table-cell table:style-name="TableCell634">
              <text:p text:style-name="P635"/>
            </table:table-cell>
          </table:table-row>
          <table:table-row table:style-name="TableRow636">
            <table:table-cell table:style-name="TableCell637">
              <text:p text:style-name="P638">10.</text:p>
            </table:table-cell>
            <table:table-cell table:style-name="TableCell639">
              <text:p text:style-name="P640"><text:span text:style-name="T641">Max..liczba cykli dla detekcji stanu czujnika różnicy ciśnień (kotły turbo)</text:span></text:p>
            </table:table-cell>
            <table:table-cell table:style-name="TableCell642">
              <text:p text:style-name="P643">10</text:p>
            </table:table-cell>
            <table:table-cell table:style-name="TableCell644">
              <text:p text:style-name="P645"/>
            </table:table-cell>
            <table:table-cell table:style-name="TableCell646">
              <text:p text:style-name="P647"/>
            </table:table-cell>
            <table:table-cell table:style-name="TableCell648">
              <text:p text:style-name="P649"/>
            </table:table-cell>
            <table:table-cell table:style-name="TableCell650">
              <text:p text:style-name="P651"/>
            </table:table-cell>
          </table:table-row>
        </table:table>
        <text:p text:style-name="P652">Tab. 7. Pozostałe parametry modułu sterowania.</text:p>
        <text:p text:style-name="P653"/>
        <text:h text:style-name="P654" text:outline-level="1"><text:bookmark-start text:name="_Toc387653538"/>3. FUNKCJE STEROWNIKA.<text:bookmark-end text:name="_Toc387653538"/></text:h>
        <text:h text:style-name="P655" text:outline-level="2"><text:bookmark-start text:name="_Toc387653539"/>3.1. Priorytety funkcji.<text:bookmark-end text:name="_Toc387653539"/></text:h>
        <table:table table:style-name="Table656">
          <table:table-columns>
            <table:table-column table:style-name="TableColumn657"/>
            <table:table-column table:style-name="TableColumn658"/>
          </table:table-columns>
          <table:table-row table:style-name="TableRow659">
            <table:table-cell table:style-name="TableCell660">
              <text:p text:style-name="P661">Lp.</text:p>
            </table:table-cell>
            <table:table-cell table:style-name="TableCell662">
              <text:p text:style-name="P663">Realizowana funkcja</text:p>
            </table:table-cell>
          </table:table-row>
          <table:table-row table:style-name="TableRow664">
            <table:table-cell table:style-name="TableCell665">
              <text:list text:style-name="LFO6" text:continue-numbering="true">
                <text:list-item>
                  <text:p text:style-name="P666"/>
                </text:list-item>
              </text:list>
            </table:table-cell>
            <table:table-cell table:style-name="TableCell667">
              <text:p text:style-name="P668">Blokada<text:s/>grzejnika<text:s/>(trwała – reset manualny)</text:p>
            </table:table-cell>
          </table:table-row>
          <table:table-row table:style-name="TableRow669">
            <table:table-cell table:style-name="TableCell670">
              <text:list text:style-name="LFO6" text:continue-numbering="true">
                <text:list-item>
                  <text:p text:style-name="P671"/>
                </text:list-item>
              </text:list>
            </table:table-cell>
            <table:table-cell table:style-name="TableCell672">
              <text:p text:style-name="P673">Blokada<text:s/>grzejnika<text:s/>(nietrwała)<text:s/></text:p>
            </table:table-cell>
          </table:table-row>
          <table:table-row table:style-name="TableRow674">
            <table:table-cell table:style-name="TableCell675">
              <text:list text:style-name="LFO6" text:continue-numbering="true">
                <text:list-item>
                  <text:p text:style-name="P676"/>
                </text:list-item>
              </text:list>
            </table:table-cell>
            <table:table-cell table:style-name="TableCell677">
              <text:p text:style-name="P678">Programowanie parametrów</text:p>
            </table:table-cell>
          </table:table-row>
          <table:table-row table:style-name="TableRow679">
            <table:table-cell table:style-name="TableCell680">
              <text:list text:style-name="LFO6" text:continue-numbering="true">
                <text:list-item>
                  <text:p text:style-name="P681"/>
                </text:list-item>
              </text:list>
            </table:table-cell>
            <table:table-cell table:style-name="TableCell682">
              <text:p text:style-name="P683">Funkcja serwisowa</text:p>
            </table:table-cell>
          </table:table-row>
          <table:table-row table:style-name="TableRow684">
            <table:table-cell table:style-name="TableCell685">
              <text:list text:style-name="LFO6" text:continue-numbering="true">
                <text:list-item>
                  <text:p text:style-name="P686"/>
                </text:list-item>
              </text:list>
            </table:table-cell>
            <table:table-cell table:style-name="TableCell687">
              <text:p text:style-name="P688">Funkcja grzania W.U.</text:p>
            </table:table-cell>
          </table:table-row>
        </table:table>
        <text:p text:style-name="P689">Tab. 8. Priorytet funkcji sterownika (porządek malejący).</text:p>
        <text:h text:style-name="P690" text:outline-level="2"><text:bookmark-start text:name="_Toc387653540"/>3.2. Opis funkcji.<text:bookmark-end text:name="_Toc387653540"/></text:h>
        <text:p text:style-name="P691"/>
        <text:h text:style-name="P692" text:outline-level="3"><text:bookmark-start text:name="_Toc387653541"/>3.2.1. Modulacja płomienia w funkcji grzania obiegu W.U.<text:bookmark-end text:name="_Toc387653541"/></text:h>
        <text:p text:style-name="P693">Aktywacja funkcji grzania W.U. ma miejsce w przypadku, gdy:</text:p>
        <text:p text:style-name="P694">-następuje zamknięcie styków czujnika przepływu W.U.</text:p>
        <text:p text:style-name="P695"><text:span text:style-name="T696">-temperatura wody na czujniku W.U. jest <text:s/></text:span><text:span text:style-name="T697">≤</text:span><text:span text:style-name="T698"><text:s/>punktu włączenia (Tab.5).</text:span></text:p>
        <text:p text:style-name="P699"/>
        <text:p text:style-name="P700">Po spełnieniu powyższych warunków aktywowany zostaje cykl zapłonu. Podczas fazy grzania W.U. temperatura wody musi być nieustannie monitorowana. Temperatura jest regulowana w zakresie podanym w Tab.5. Prąd modulatora musi być regulowany w taki sposób, aby osiągnąć i utrzymać zadaną temperaturę W.U.<text:s/></text:p>
        <text:p text:style-name="P701"/>
        <text:h text:style-name="P702" text:outline-level="3"><text:bookmark-start text:name="_Toc387653542"/>3.2.2. Termostat W.U.<text:bookmark-end text:name="_Toc387653542"/></text:h>
        <text:p text:style-name="P703"/>
        <text:p text:style-name="P704"><text:span text:style-name="T705">Jeżeli podczas grzania W.U. temperatura wody użytkowej osiągnie wartość punktu wyłączenia (Tab.5), palnik musi zostać wyłączony. Jeżeli temperatura wody na czujniku W.U. jest <text:s/></text:span><text:span text:style-name="T706">≤</text:span><text:span text:style-name="T707"><text:s/>punktu włączenia (Tab.5) przy zamkniętych stykach czujnika przepływu W.U, rozpoczyna się nowy cykl zapłonu.<text:s/></text:span></text:p>
        <text:p text:style-name="P708"><text:tab/></text:p>
        <text:h text:style-name="P709" text:outline-level="3"><text:bookmark-start text:name="_Toc387653543"/>3.2.3. Funkcja serwisowa („Kominiarz”).<text:bookmark-end text:name="_Toc387653543"/></text:h>
        <text:p text:style-name="P710">Aby aktywować tę funkcję należy podczas grzania wody użytkowej przytrzymać wciśnięty przycisk „MAX” przez czas określony w Tab.6. Nastąpi wówczas zwiększenie mocy do maksimum, niezależnie od wartości parametru „r3” (Tab.9) procedury konfiguracji. Aktywność funkcji sygnalizowana jest zapaleniem kropki przy cyfrze jednostek na wyświetlaczu temperatury.</text:p>
        <text:p text:style-name="P711">Temperaturowy zakres włączania i wyłączania palnika jest określony w Tab.6. Funkcja ta kończy swoje działanie po czasie określonym w Tab.6 <text:s/>lub po zaniku wymuszenia w obiegu wody użytkowej.</text:p>
        <text:p text:style-name="P712"/>
        <text:h text:style-name="P713" text:outline-level="3"><text:bookmark-start text:name="_Toc387653544"/>3.2.4. Czas wybiegu wentylatora.<text:bookmark-end text:name="_Toc387653544"/></text:h>
        <text:p text:style-name="P714"><text:tab/><text:tab/><text:tab/><text:tab/></text:p>
        <text:p text:style-name="P715">Po zakończeniu każdego cyklu ogrzewania palnik jest wyłączany, a wentylator wykonuje wybieg przez czas określony w Tab.7.</text:p>
        <text:p text:style-name="P716">Uwaga: jeśli nastąpiło krótkie pobudzenie ze strony czujnika przepływu WU i nie doszło do zapłonu gazu to obowiązuje krótszy czas wybiegu wentylatora – patrz Tab.7</text:p>
        <text:p text:style-name="P717"/>
        <text:h text:style-name="P718" text:outline-level="1"><text:bookmark-start text:name="_Toc387653545"/><text:soft-page-break/><text:span text:style-name="T719">4.<text:s/></text:span>KONFIGURACJA STEROWNIKA.<text:bookmark-end text:name="_Toc387653545"/></text:h>
        <text:h text:style-name="P720" text:outline-level="2"><text:tab/><text:bookmark-start text:name="_Toc387653546"/>4.1. Programowane parametry układu sterowania.<text:bookmark-end text:name="_Toc387653546"/></text:h>
        <text:p text:style-name="P721"/>
        <text:p text:style-name="P722">Za pomocą procedury programowej możliwa jest zmiana następujących parametrów układu sterowania:</text:p>
        <table:table table:style-name="Table723">
          <table:table-columns>
            <table:table-column table:style-name="TableColumn724"/>
            <table:table-column table:style-name="TableColumn725"/>
            <table:table-column table:style-name="TableColumn726"/>
            <table:table-column table:style-name="TableColumn727"/>
          </table:table-columns>
          <table:table-header-rows>
            <table:table-row table:style-name="TableRow728">
              <table:table-cell table:style-name="TableCell729">
                <text:p text:style-name="P730"><text:span text:style-name="T731">Lp</text:span>.</text:p>
              </table:table-cell>
              <table:table-cell table:style-name="TableCell732">
                <text:p text:style-name="P733"><text:span text:style-name="T734">Parametr</text:span><text:s/></text:p>
              </table:table-cell>
              <table:table-cell table:style-name="TableCell735">
                <text:p text:style-name="P736">Przyjmowane wartości</text:p>
              </table:table-cell>
              <table:table-cell table:style-name="TableCell737">
                <text:p text:style-name="P738">Uwagi</text:p>
              </table:table-cell>
            </table:table-row>
          </table:table-header-rows>
          <table:table-row table:style-name="TableRow739">
            <table:table-cell table:style-name="TableCell740">
              <text:p text:style-name="P741">1.</text:p>
            </table:table-cell>
            <table:table-cell table:style-name="TableCell742">
              <text:p text:style-name="P743"><text:span text:style-name="T744">„</text:span><text:span text:style-name="T745">r1</text:span><text:span text:style-name="T746">” = moc startowa</text:span></text:p>
            </table:table-cell>
            <table:table-cell table:style-name="TableCell747">
              <text:p text:style-name="P748">0 ÷ 99<text:tab/>(100 kroków od min do max.)</text:p>
            </table:table-cell>
            <table:table-cell table:style-name="TableCell749" table:number-rows-spanned="3">
              <text:p text:style-name="P750"/>
            </table:table-cell>
          </table:table-row>
          <table:table-row table:style-name="TableRow751">
            <table:table-cell table:style-name="TableCell752">
              <text:p text:style-name="P753">2.</text:p>
            </table:table-cell>
            <table:table-cell table:style-name="TableCell754">
              <text:p text:style-name="P755"><text:span text:style-name="T756">„</text:span><text:span text:style-name="T757">r2</text:span><text:span text:style-name="T758">” = moc max.dla W.U.</text:span></text:p>
            </table:table-cell>
            <table:table-cell table:style-name="TableCell759">
              <text:p text:style-name="P760">0 ÷ 99<text:tab/>(100 kroków od min do max.)</text:p>
            </table:table-cell>
            <table:covered-table-cell>
              <text:p text:style-name="Normalny"/>
            </table:covered-table-cell>
          </table:table-row>
          <table:table-row table:style-name="TableRow761">
            <table:table-cell table:style-name="TableCell762">
              <text:p text:style-name="P763">4.</text:p>
            </table:table-cell>
            <table:table-cell table:style-name="TableCell764">
              <text:p text:style-name="P765"><text:span text:style-name="T766">„</text:span><text:span text:style-name="T767">r3</text:span><text:span text:style-name="T768">” = wybór rodzaju gazu</text:span></text:p>
            </table:table-cell>
            <table:table-cell table:style-name="TableCell769">
              <text:p text:style-name="P770">0 / 1<text:tab/>(0 – ziemny, 1 – płynny)</text:p>
            </table:table-cell>
            <table:covered-table-cell>
              <text:p text:style-name="Normalny"/>
            </table:covered-table-cell>
          </table:table-row>
        </table:table>
        <text:p text:style-name="P771">Tab. 9. Programowane parametry układu sterowania</text:p>
        <text:p text:style-name="P772"><text:tab/><text:tab/><text:tab/><text:tab/><text:tab/><text:tab/><text:tab/><text:tab/><text:tab/><text:tab/></text:p>
        <text:p text:style-name="P773"><text:tab/><text:tab/></text:p>
        <text:h text:style-name="P774" text:outline-level="2"><text:bookmark-start text:name="_Toc387653547"/>4.2. Procedura programowania parametrów układu sterowania.<text:bookmark-end text:name="_Toc387653547"/></text:h>
        <text:p text:style-name="P775"/>
        <text:p text:style-name="P776"><text:tab/>Aby uruchomić procedurę programowania parametrów układu sterowania należy postępować zgodnie z następującym algorytmem działania:<text:s/></text:p>
        <text:p text:style-name="P777"/>
        <text:list text:style-name="LFO4" text:continue-numbering="true">
          <text:list-item>
            <text:p text:style-name="P778">Wyłącz zasilanie<text:s/>sterownika.</text:p>
          </text:list-item>
          <text:list-item>
            <text:p text:style-name="P779">Włącz zasilanie. Maksymalny czas aby wykonać następny krok określony został w Tab 7.</text:p>
          </text:list-item>
          <text:list-item>
            <text:p text:style-name="P780">Wciśnij i przytrzymaj oba przyciski MIN i MAX przez czas określony w Tab 7.</text:p>
          </text:list-item>
          <text:list-item>
            <text:p text:style-name="P781">Na wyświetlaczu pojawi się kod „r1”.</text:p>
          </text:list-item>
          <text:list-item>
            <text:p text:style-name="P782">Zwolnij przyciski MIN i MAX</text:p>
          </text:list-item>
          <text:list-item>
            <text:p text:style-name="P783">Poprzez wciskanie przycisku MAX wybierz żądany parametr; na wyświetlaczu będzie pojawiać się sekwencja parametrów „r1”, „r2”, „r3”,”En”..., „r1”,„r2”,...</text:p>
          </text:list-item>
          <text:list-item>
            <text:p text:style-name="P784">Po wybraniu parametru należy przycisnąć przycisk MIN (na wyświetlaczu pojawi się aktualna wartość parametru)</text:p>
          </text:list-item>
        </text:list>
        <text:list text:style-name="LFO3" text:continue-numbering="true">
          <text:list-item>
            <text:p text:style-name="P785">dla parametru „r1”<text:s/>grzejnik, po wykryciu przepływu wody użytkowej uruchomi się w obiegu W.U. W trakcie zapłonu gazu moc palnika przybierze żądaną wartość startową, a po zakończeniu procesu zapłonu moc palnika przybierze wartość maksymalną dla obiegu W.U.</text:p>
          </text:list-item>
          <text:list-item>
            <text:p text:style-name="P786">dla parametru „r2”<text:s/>grzejnik, po wykryciu przepływu wody użytkowej uruchomi się w obiegu W.U. W trakcie zapłonu gazu moc palnika przybierze wartość startową, a po zakończeniu procesu zapłonu moc palnika przybierze żądaną wartość maksymalną dla obiegu W.U.</text:p>
          </text:list-item>
        </text:list>
        <text:list text:style-name="LFO4" text:continue-numbering="true">
          <text:list-item>
            <text:p text:style-name="P787">Aby zmodyfikować wartość wybranego parametru należy naciskać przycisk „MAX”.<text:s/></text:p>
          </text:list-item>
          <text:list-item>
            <text:p text:style-name="P788">Po osiągnięciu żądanej wartości naciśnij przycisk MIN Zmiany zostaną zapamiętane i nastąpi przejście z powrotem do opcji wyświetlania parametrów „r1”, „r2”, „r3”,”En”..., „r1”,„r2”,...</text:p>
          </text:list-item>
          <text:list-item>
            <text:p text:style-name="P789">Powtarzaj cykl od punktu 7 w celu modyfikacji wartości pozostałych parametrów.</text:p>
          </text:list-item>
          <text:list-item>
            <text:p text:style-name="P790">Aby zakończyć funkcję programowania należy przyciskiem MAX wybrać parametr ”En” i nacisnąć przycisk MIN.</text:p>
          </text:list-item>
        </text:list>
        <text:p text:style-name="P791"/>
        <text:p text:style-name="P792">UWAGA: Maksymalny czas aktywności funkcji programowania został określony w Tab 7.</text:p>
        <text:p text:style-name="P793"/>
        <text:p text:style-name="P794"/>
        <text:h text:style-name="P795" text:outline-level="1"><text:bookmark-start text:name="_Toc387653548"/>5. WIZUALIZACJA.<text:bookmark-end text:name="_Toc387653548"/></text:h>
        <text:h text:style-name="P796" text:outline-level="2"><text:bookmark-start text:name="_Toc387653549"/>5.1. Wyświetlanie temperatury W.U.<text:bookmark-end text:name="_Toc387653549"/><text:tab/><text:tab/><text:tab/><text:tab/><text:tab/><text:tab/></text:h>
        <text:p text:style-name="P797"><text:tab/>Jeżeli nie jest realizowana funkcja grzania wody użytkowej wyświetlacz umieszczony na panelu interfejsu użytkownika jest wygaszony. W czasie realizacji funkcji grzania na wyświetlaczu wskazywana jest temperatura wody użytkowej. Każdy stan błędu ma większy priorytet wyświetlania, więc ewentualne kody błędu są wyświetlane zamiast temperatury.</text:p>
        <text:p text:style-name="P798"/>
        <text:h text:style-name="P799" text:outline-level="2"><text:bookmark-start text:name="_Toc387653550"/>5.2. Wyświetlanie temperatury nastawianej przez użytkownika.<text:bookmark-end text:name="_Toc387653550"/></text:h>
        <text:p text:style-name="P800">Za każdym razem, gdy nastąpi zmiana nastawy temperatury W.U. na wyświetlaczu wskazywana jest migająca nastawa temperatury W.U. Wskaz nastawy aktywny jest przez czas określony w Tab 7.</text:p>
        <text:p text:style-name="P801"/>
        <text:h text:style-name="P802" text:outline-level="2"><text:bookmark-start text:name="_Toc387653551"/><text:soft-page-break/>5.3. Wskaz aktywności układu sterowania (LED).<text:bookmark-end text:name="_Toc387653551"/></text:h>
        <text:p text:style-name="P803">Po podłączeniu układu do napięcia zasilania fakt aktywności układu (niezależnie od realizowanej funkcji) sygnalizowany jest ciągłym świeceniem diody PWR na panelu interfejsu użytkownika.</text:p>
        <text:p text:style-name="P804"/>
        <text:h text:style-name="P805" text:outline-level="2"><text:bookmark-start text:name="_Toc387653552"/>5.4. Diagnostyka<text:s/>grzejnika<text:s/>– kody błędów.<text:bookmark-end text:name="_Toc387653552"/></text:h>
        <text:p text:style-name="P806">Do sygnalizacji stanu awaryjnego używane są 2 cyfry wyświetlacza. Jeżeli wystąpi sytuacja awaryjna, następuje natychmiastowe przerwanie wyświetlania aktualnej temperatury i pojawia się kod błędu odpowiadający zaistniałej sytuacji awaryjnej (Tab.10).<text:s/>Wyłączenie awaryjne z blokadą trwałą sygnalizowane jest pulsującym kodem błędu. Gdy realizowana jest procedura awaryjna kod błędu wyświetlany jest światłem ciągłym do momentu aż nastąpi wyłączenie z blokadą trwałą - światło pulsujące.</text:p>
        <text:p text:style-name="P807"><draw:frame draw:z-index="251656192" draw:id="id3" draw:style-name="a3" draw:name="Text Box 2" text:anchor-type="paragraph" svg:x="0in" svg:y="0.24306in" svg:width="7.34792in" svg:height="2.07986in" style:rel-width="scale" style:rel-height="scale"><draw:text-box><table:table table:style-name="Table808"><table:table-columns><table:table-column table:style-name="TableColumn809"/><table:table-column table:style-name="TableColumn810"/><table:table-column table:style-name="TableColumn811"/><table:table-column table:style-name="TableColumn812"/><table:table-column table:style-name="TableColumn813"/></table:table-columns><table:table-row table:style-name="TableRow814"><table:table-cell table:style-name="TableCell815"><text:p text:style-name="P816">Nr kodu</text:p></table:table-cell><table:table-cell table:style-name="TableCell817"><text:p text:style-name="P818">Opis alarmu</text:p></table:table-cell><table:table-cell table:style-name="TableCell819"><text:p text:style-name="P820">Sposób kasowania</text:p></table:table-cell><table:table-cell table:style-name="TableCell821" table:number-columns-spanned="2"><text:p text:style-name="P822"/></table:table-cell><table:covered-table-cell/></table:table-row><table:table-row table:style-name="TableRow823"><table:table-cell table:style-name="TableCell824"><text:p text:style-name="P825">E1</text:p></table:table-cell><table:table-cell table:style-name="TableCell826"><text:p text:style-name="P827">Brak płomienia (zablokowana jonizacja)</text:p></table:table-cell><table:table-cell table:style-name="TableCell828"><text:p text:style-name="P829">Ręczny</text:p></table:table-cell><table:table-cell table:style-name="TableCell830" table:number-columns-spanned="2"><text:p text:style-name="P831"/></table:table-cell><table:covered-table-cell/></table:table-row><table:table-row table:style-name="TableRow832"><table:table-cell table:style-name="TableCell833"><text:p text:style-name="P834">E2</text:p></table:table-cell><table:table-cell table:style-name="TableCell835"><text:p text:style-name="P836"><text:span text:style-name="T837">Zadziałał czujnik temperatury bezpieczeństwa (95</text:span><text:span text:style-name="T838">0</text:span><text:span text:style-name="T839">C)</text:span></text:p></table:table-cell><table:table-cell table:style-name="TableCell840"><text:p text:style-name="P841">Ręczny</text:p></table:table-cell><table:table-cell table:style-name="TableCell842" table:number-columns-spanned="2"><text:p text:style-name="P843"/></table:table-cell><table:covered-table-cell/></table:table-row><table:table-row table:style-name="TableRow844"><table:table-cell table:style-name="TableCell845"><text:p text:style-name="P846">E3</text:p></table:table-cell><table:table-cell table:style-name="TableCell847"><text:p text:style-name="P848">Brak ciągu kominowego (presostat)</text:p></table:table-cell><table:table-cell table:style-name="TableCell849"><text:p text:style-name="P850">Ręczny</text:p></table:table-cell><table:table-cell table:style-name="TableCell851" table:number-columns-spanned="2"><text:p text:style-name="P852"/></table:table-cell><table:covered-table-cell/></table:table-row><table:table-row table:style-name="TableRow853"><table:table-cell table:style-name="TableCell854"><text:p text:style-name="P855">E4</text:p></table:table-cell><table:table-cell table:style-name="TableCell856"><text:p text:style-name="P857">Awaria w obwodzie czujnika NTC W.U. (zwarcie lub rozwarcie obwodu)</text:p></table:table-cell><table:table-cell table:style-name="TableCell858"><text:p text:style-name="P859">Automatyczny</text:p></table:table-cell><table:table-cell table:style-name="TableCell860" table:number-columns-spanned="2"><text:p text:style-name="P861"/></table:table-cell><table:covered-table-cell/></table:table-row><table:table-row table:style-name="TableRow862"><table:table-cell table:style-name="TableCell863"><text:p text:style-name="P864">E6</text:p></table:table-cell><table:table-cell table:style-name="TableCell865"><text:p text:style-name="P866">Uszkodzenie układu elektronicznego sterownika<text:s/></text:p></table:table-cell><table:table-cell table:style-name="TableCell867"><text:p text:style-name="P868">Ręczny</text:p></table:table-cell><table:table-cell table:style-name="TableCell869" table:number-columns-spanned="2"><text:p text:style-name="P870"/></table:table-cell><table:covered-table-cell/></table:table-row><table:table-row table:style-name="TableRow871"><table:table-cell table:style-name="TableCell872"><text:p text:style-name="P873">E7</text:p></table:table-cell><table:table-cell table:style-name="TableCell874"><text:p text:style-name="P875">Awaria w obwodzie modulatora (rozwarcie obwodu)</text:p></table:table-cell><table:table-cell table:style-name="TableCell876"><text:p text:style-name="P877">Automatyczny</text:p></table:table-cell><table:table-cell table:style-name="TableCell878" table:number-columns-spanned="2"><text:p text:style-name="P879"/></table:table-cell><table:covered-table-cell/></table:table-row><table:table-row table:style-name="TableRow880"><table:table-cell table:style-name="TableCell881" table:number-columns-spanned="4"><text:p text:style-name="P882">Tab. 10. Kody błędów..</text:p></table:table-cell><table:covered-table-cell/><table:covered-table-cell/><table:covered-table-cell/><table:table-cell><text:p text:style-name="P882"/></table:table-cell></table:table-row></table:table><text:p text:style-name="Normalny"/></draw:text-box><svg:title/><svg:desc/></draw:frame></text:p>
        <text:p text:style-name="P883"/>
        <text:h text:style-name="P884" text:outline-level="2"><text:bookmark-start text:name="_Toc387653553"/>5.5. Kasowanie alarmu.<text:bookmark-end text:name="_Toc387653553"/></text:h>
        <text:p text:style-name="P885"><text:span text:style-name="T886"><text:tab/>Stan alarmu kasowanego ręcznie (migający kod E1, E2, E3, E6) pozostaje aktywny zarówno w przypadku wyłączenia lub chwilowego zaniku zasilania, jak i w przypadku zdiagnozowania i usunięcia problemu. Aby skasować sygnalizację alarmu niezbędne jest otwarcie a następnie zamknięcie zaworu W.U</text:span><text:span text:style-name="T887">.</text:span><text:span text:style-name="T888"><text:s/>Wszystkie alarmy kasowane automatycznie znikają przy wyłączeniu lub chwilowym zaniku zasilania, jak również w przypadku zdiagnozowania i usunięcia problemu.</text:span></text:p>
        <text:p text:style-name="P889"/>
        <text:h text:style-name="P890" text:outline-level="1"><text:bookmark-start text:name="_Toc387653554"/>6. Opis urządzeń wykonawczych<text:bookmark-end text:name="_Toc387653554"/></text:h>
        <text:p text:style-name="P891"/>
        <text:h text:style-name="P892" text:outline-level="2"><text:bookmark-start text:name="_Toc387653555"/>6.1. Poprawność działania czujnika temperatury<text:bookmark-end text:name="_Toc387653555"/></text:h>
        <text:p text:style-name="P893"><text:span text:style-name="T894">Przekroczenie zakresu temperatur –20</text:span><text:span text:style-name="T895">0</text:span><text:span text:style-name="T896">C - +120</text:span><text:span text:style-name="T897">0</text:span><text:span text:style-name="T898">C na czujniku W.U. przerwa lub zwarcie w obwodzie pomiarowym temperatury W.U. - oznacza usterkę. Każde żądanie ogrzewania W.U. jest wówczas ignorowane.</text:span></text:p>
        <text:p text:style-name="P899"/>
        <text:h text:style-name="P900" text:outline-level="2"><text:bookmark-start text:name="_Toc387653556"/>6.2. System automatycznej kontroli płomienia.<text:bookmark-end text:name="_Toc387653556"/></text:h>
        <text:p text:style-name="P901"><text:span text:style-name="T902"><text:s/></text:span><text:span text:style-name="T903">W momencie wystąpienia żądania grzania wykonywane są następujące procedury:</text:span></text:p>
        <text:list text:style-name="LFO3" text:continue-numbering="true">
          <text:list-item>
            <text:p text:style-name="P904">zasilenie wentylatora,</text:p>
          </text:list-item>
          <text:list-item>
            <text:p text:style-name="P905">uruchomienie modułu kontroli płomienia spełniającego wymogi bezpieczeństwa PN-EN298:2003.</text:p>
          </text:list-item>
        </text:list>
        <text:p text:style-name="P906"/>
        <text:p text:style-name="P907">W ramach działania modułu kontroli płomienia, po wykryciu wystąpienia płomienia, zawór gazowy pozostaje otwarty, palnik zapalający zostaje wyłączony. Jeżeli obecność płomienia nie zostanie stwierdzona (lub w przypadku zaniku płomienia) zawór gazowy zostaje zamknięty.<text:tab/><text:tab/><text:tab/><text:tab/><text:tab/></text:p>
        <text:p text:style-name="P908"/>
        <text:h text:style-name="P909" text:outline-level="2"><text:s/><text:bookmark-start text:name="_Toc387653557"/>6.3. Reakcja układu sterowania na brak sygnału płomienia.<text:bookmark-end text:name="_Toc387653557"/></text:h>
        <text:p text:style-name="P910">Po stwierdzeniu braku płomienia następuje zamknięcie zaworu gazowego i przerwanie grzania na czas określony w Tab.7. (wyświetlany jest światłem ciągłym kod E1, który sygnalizuje realizację procedury awaryjnej). Po upływie tego czasu - przy aktywnym pobudzeniu - układ ponawia rozruch. Blokowanie awaryjne następuje po określonej w Tab.7 liczbie cykli: próba zapalenia gazu - przerwa w grzaniu (w trakcie blokady wyświetlany jest światłem pulsującym kod E1, który sygnalizuje wyłączenie awaryjne z blokadą).</text:p>
        <text:p text:style-name="P911"/>
        <text:h text:style-name="P912" text:outline-level="2"><text:bookmark-start text:name="_Toc387653558"/><text:soft-page-break/>6.4. Czujnik przepływu wody użytkowej<text:bookmark-end text:name="_Toc387653558"/></text:h>
        <text:p text:style-name="P913">Zwarcie styków czujnika przepływu W.U. powoduje rozpoczęcie ogrzewania w obiegu W.U. W momencie rozwarcia styków czujnika przepływu W.U. funkcja ogrzewania obiegu W.U. zostaje natychmiast wyłączona.</text:p>
        <text:p text:style-name="P914"/>
        <text:h text:style-name="P915" text:outline-level="2"><text:bookmark-start text:name="_Toc387653559"/><text:span text:style-name="T916">6.5. Czujnik temperatury bezpieczeństwa (95</text:span><text:span text:style-name="T917">0</text:span><text:span text:style-name="T918">C).</text:span><text:bookmark-end text:name="_Toc387653559"/></text:h>
        <text:p text:style-name="P919"><text:span text:style-name="T920">Styki czujnika bezpieczeństwa są zwarte podczas normalnej pracy<text:s/></text:span><text:span text:style-name="T921">grzejnika</text:span><text:span text:style-name="T922">. Jeżeli styki czujnika zostaną rozwarte z powodu przekroczenia temperatury bezpieczeństwa, następuje przerwanie funkcji grzania, a zaistniała sytuacja jest sygnalizowana kodem awaryjnym (Tab.10). Jakiekolwiek żądania ogrzewania zostają ignorowane. Powrót do normalnej pracy nie następuje po samoczynnym zwarciu styków czujnika, lecz po otwarciu a następnie zamknięciu zaworu <text:s/>W.U</text:span><text:span text:style-name="T923">.</text:span><text:span text:style-name="T924">.</text:span></text:p>
        <text:p text:style-name="P925"/>
        <text:h text:style-name="P926" text:outline-level="2"><text:bookmark-start text:name="_Toc387653560"/>6.6. Czujnik różnicy ciśnień (presostat).<text:bookmark-end text:name="_Toc387653560"/></text:h>
        <text:p text:style-name="P927"><text:tab/><text:tab/>Styki czujnika różnicy ciśnień są rozwarte przy braku ciągu wynikającego z przepływu powietrza tworzonego przez wentylator. W wyniku przepływu powietrza po załączeniu wentylatora następuje zwarcie styków czujnika różnicy ciśnień.</text:p>
        <text:p text:style-name="P928">W trakcie rozruchu, realizacji funkcji grzania i przy wybiegu wentylatora<text:s/>rozwarcie styków czujnika różnicy ciśnień powoduje<text:s/>przejście w realizację procedury awaryjnej, a zaistniała sytuacja jest sygnalizowana kodem awaryjnym (Tab.13). Kod awaryjny świeci się światłem stałym. Zostaje odmierzony czas określony w Tab.9<text:s/>(max. czas oczekiwania na sygnał z czujnika różnicy ciśnień) w tym czasie<text:s/>monitorowany jest stan czujnika i jeśli jego styki zostaną zwarte przed upływem odmierzanego czasu, usunięty zostaje kod awaryjny i<text:s/>układ wraca do normalnej pracy (licznik cykli kontroli czujnika jest kasowany).<text:s/>Jeśli styki presostatu nie zostaną zwarte, wentylator zostaje wyłączony i odmierzany jest czas blokady określony w Tab.9 (czas blokady po oczekiwaniu na sygnał z czujnika różnicy ciśnień). Po tym czasie znika kod awaryjny i jeżeli pobudzenie jest aktywne rozpoczyna się kolejna procedura rozruchu i ponowiony zostaje cykl kontroli stanu czujnika z sygnalizacją stanu awaryjnego w przypadku baraku ciągu. Cykle są powtarzane maksymalnie przez określoną w Tab.9 ilość razy (max..liczba cykli dla detekcji stanu czujnika różnicy ciśnień).<text:s/></text:p>
        <text:p text:style-name="P929"/>
        <text:p text:style-name="P930">Po<text:s/>ostatnim cyklu<text:s/>kod awaryjny oraz znaki „klucz” i „RESET” świecą się światłem pulsującym, a powrót do normalnej pracy następuje wyłącznie po przytrzymaniu przycisku „Reset” przez czas określony w Tab.9. Jakiekolwiek żądania ogrzewania zostają ignorowane, a funkcja antyzamarzaniowa jest realizowana jedynie wybiegiem pompy.<text:s/></text:p>
        <text:p text:style-name="P931">Licznik cykli kasowany jest w przypadku poprawnej detekcji sygnału z czujnika różnicy ciśnień (presostatu) lub po czasie określonym w Tab.9 (czas do wyzerowania licznika cykli detekcji<text:s/>sygnału z czujnika różnicy ciśnień) liczonym od ostatniego aktywnego cyklu.</text:p>
        <text:p text:style-name="P932"><text:tab/>Podczas rozruchu w<text:s/>przypadku gdy nie jest załączony wentylator, a czujnik wskazuje na istnienie ciągu, zaistniała sytuacja jest sygnalizowana kodem awaryjnym (Tab.13). Kod awaryjny świeci się światłem stałym. Zostaje odmierzony czas określony w Tab.9. do aktywacji blokady (monitorowany jest stan czujnika i jeśli jego styki zostaną rozwarte przed upływem odmierzanego czasu, usunięty zostaje kod awaryjny i układ wraca do normalnej pracy). Po upływie ustalonego odcinka czasu kod awaryjny oraz znaki „klucz” i „RESET” świecą się światłem pulsującym, a powrót do normalnej pracy następuje wyłącznie po przytrzymaniu przycisku „Reset” przez czas określony w <text:s/>Tab.9. Jakiekolwiek żądania ogrzewania zostają ignorowane, a funkcja antyzamarzaniowa jest realizowana jedynie wybiegiem pompy.</text:p>
        <text:p text:style-name="P933"><text:span text:style-name="T934">Ponadto:</text:span><text:span text:style-name="T935"><text:s text:c="2"/></text:span></text:p>
        <text:p text:style-name="P936">Po zaniku ciągu zliczany zostaje czas Toz (Tab.9) , podczas którego kontrolowana jest liczba kolejnych zaników ciągu (sekwencja rozruch<text:s/>[wyczucie ciągu]<text:s/>- wyczucie płomienia - zanik ciągu). Jeżeli przekroczy ona w tym czasie wartość określoną w Tab.9 nastąpi awaryjne wyłączenie kotła z sygnalizacja braku ciągu. Powrót do normalnej pracy nie następuje po samoczynnym zwarciu styków czujnika, lecz po przytrzymaniu przycisku „Reset” przez czas określony w Tab.9. Jakiekolwiek żądania ogrzewania zostają ignorowane, a funkcja antyzamarzaniowa jest realizowana jedynie wybiegiem pompy.<text:s/></text:p>
        <text:p text:style-name="P937">Jeżeli nie dojdzie do wyłączenia awaryjnego w czasie Toz (Tab.9) licznik wystąpień zaników ciągu zostaje wyzerowany. Kolejny zanik ciągu rozpoczyna zliczanie następnego okresu czasu Toz i cała procedura zostaje powtórzona.</text:p>
        <text:p text:style-name="P938"/>
        <text:h text:style-name="P939" text:outline-level="2"><text:bookmark-start text:name="_Toc387653561"/>6.7. Zapłon przy mocy startowej.<text:bookmark-end text:name="_Toc387653561"/></text:h>
        <text:p text:style-name="P940">W czasie zapłonu moc palnika jest określona parametrem „r1” (Tab.9).<text:s/></text:p>
        <text:p text:style-name="P941"/>
        <text:h text:style-name="P942" text:outline-level="2"><text:bookmark-start text:name="_Toc387653562"/><text:soft-page-break/>6.8. Współpraca z panelem kontrolnym IMY-02.<text:bookmark-end text:name="_Toc387653562"/></text:h>
        <text:p text:style-name="P943">Układ sterowania wyposażony jest w interfejs umożliwiający podłączenie zewnętrznego panelu kontrolnego typu IMY-02, którego zadaniem jest wizualizacja danych pomiarowych oraz stanów sygnałów we/wy celem wsparcia prac serwisowych<text:s/>grzejnika.</text:p>
        <text:p text:style-name="P944"/>
        <text:h text:style-name="P945" text:outline-level="2"><text:bookmark-start text:name="_Toc387653563"/>6.9. Funkcja ISP (In System Programming).<text:bookmark-end text:name="_Toc387653563"/></text:h>
        <text:p text:style-name="P946">Układ sterowania posiada interfejs ISP (In System Programming) umożliwiający programowanie układu mikrokontrolera bezpośrednio w urządzeniu.</text:p>
        <text:p text:style-name="P947"/>
        <text:h text:style-name="P948" text:outline-level="2"><text:bookmark-start text:name="_Toc387653564"/>6.10.<text:s/><text:bookmark-start text:name="OLE_LINK1"/><text:bookmark-start text:name="OLE_LINK2"/>Reakcja układu na przerwę w obwodzie modulatora.<text:bookmark-end text:name="_Toc387653564"/><text:bookmark-end text:name="OLE_LINK1"/><text:bookmark-end text:name="OLE_LINK2"/></text:h>
        <text:p text:style-name="P949">Jeżeli w obwodzie modulatora pojawi się przerwa, układ sterowania sygnalizuje zaistniałą sytuację świecącym światłem ciągłym kodem E7. Na czas awarii prąd modulatora ustawiany jest na minimum, grzanie<text:s/>przy aktywnym pobudzeniu<text:s/>jest<text:s/>realizowane. Po zaniku przyczyny awarii układ powraca do stanu normalnej pracy.</text:p>
        <text:p text:style-name="P950"/>
        <text:p text:style-name="P951"/>
        <text:h text:style-name="P952" text:outline-level="1"><text:bookmark-start text:name="_Toc387653565"/>7. ZAŁĄCZNIKI<text:bookmark-end text:name="_Toc387653565"/></text:h>
        <text:h text:style-name="P953" text:outline-level="2"><text:bookmark-start text:name="_Toc387653566"/>7.1. Załącznik 1 - Wykaz tabel i rysunków<text:bookmark-end text:name="_Toc387653566"/></text:h>
      </text:section>
      <text:section text:name="Sect2" text:style-name="S2">
        <text:p text:style-name="P954">Tab. 1 Grzejniki wody użytkowej, z którymi współpracuje panel sterowania</text:p>
        <text:p text:style-name="P955">Tab. 2. Zestawienie urządzeń wykonawczych i ich parametry</text:p>
        <text:p text:style-name="P956">Tab. 3. Interfejs użytkownika.</text:p>
        <text:p text:style-name="P957">Tab. 4. Podstawowe parametry płyty sterowania</text:p>
      </text:section>
      <text:section text:name="Sect3" text:style-name="S3">
        <text:p text:style-name="Normalny"/>
        <text:p text:style-name="Normalny"/>
        <text:p text:style-name="Normalny"/>
        <text:p text:style-name="Normalny"/>
        <text:p text:style-name="P958"/>
        <text:p text:style-name="P959"/>
        <text:p text:style-name="P960"/>
        <text:p text:style-name="P961"/>
        <text:p text:style-name="P962"/>
        <text:p text:style-name="P963"/>
        <text:p text:style-name="P964"/>
        <text:p text:style-name="P965"/>
        <text:p text:style-name="P966"/>
        <text:p text:style-name="P967"/>
        <text:p text:style-name="P968"/>
        <text:p text:style-name="P969"/>
        <text:p text:style-name="P970"/>
        <text:soft-page-break/>
        <text:p text:style-name="P971"><text:span text:style-name="T972">7.2. Załącznik 2 – Płyta sterująca wraz z przewodami przyłączeniowymi</text:span></text:p>
        <text:p text:style-name="P973"/>
        <text:p text:style-name="P974"><draw:frame draw:z-index="0" draw:id="id4" draw:style-name="a4" draw:name="Object 1" text:anchor-type="as-char" svg:x="0in" svg:y="0in" svg:width="6.225in" svg:height="7.50694in" style:rel-width="scale" style:rel-height="scale"><draw:object-ole draw:class-id="7AABBB95-79BE-4C0F-8024-EB6AF271231C" xlink:href="Object 1" xlink:type="simple" xlink:show="embed" xlink:actuate="onLoad"/><draw:image xlink:href="ObjectReplacements/Object 1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line-height="100%" fo:margin-left="0.4472in">
        <style:tab-stops>
          <style:tab-stop style:type="left" style:position="-0.4472in"/>
        </style:tab-stops>
      </style:paragraph-properties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left="-0.0986in">
        <style:tab-stops>
          <style:tab-stop style:type="left" style:position="0.0986in"/>
        </style:tab-stops>
      </style:paragraph-properties>
      <style:text-properties fo:font-size="14pt" style:font-size-asian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>
        <style:tab-stops>
          <style:tab-stop style:type="left" style:position="0in"/>
        </style:tab-stops>
      </style:paragraph-properties>
      <style:text-properties fo:font-weight="bold" style:font-weight-asian="bold" fo:font-size="14pt" style:font-size-asian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margin-bottom="0.0833in">
        <style:tab-stops>
          <style:tab-stop style:type="left" style:position="0in"/>
        </style:tab-stops>
      </style:paragraph-properties>
      <style:text-properties fo:font-weight="bold" style:font-weight-asian="bold" fo:font-size="18pt" style:font-size-asian="18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margin-bottom="0.0833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ormalny" style:display-name="Normalny" style:family="paragraph">
      <style:paragraph-properties fo:line-height="150%"/>
      <style:text-properties style:font-name="Arial" fo:font-size="12pt" style:font-size-asian="12pt" fo:hyphenate="false"/>
    </style:style>
    <style:style style:name="Domyślnaczcionkaakapitu" style:display-name="Domyślna czcionka akapitu" style:family="text"/>
    <style:style style:name="WW8Num2z0" style:display-name="WW8Num2z0" style:family="text">
      <style:text-properties style:font-name="Symbol"/>
    </style:style>
    <style:style style:name="WW8Num6z3" style:display-name="WW8Num6z3" style:family="text">
      <style:text-properties style:font-name="Symbol"/>
    </style:style>
    <style:style style:name="WW8Num8z3" style:display-name="WW8Num8z3" style:family="text">
      <style:text-properties style:font-name="Symbol"/>
    </style:style>
    <style:style style:name="WW8Num9z0" style:display-name="WW8Num9z0" style:family="text">
      <style:text-properties style:font-name="Symbol" style:font-name-complex="StarSymbol" fo:font-size="9pt" style:font-size-asian="9pt" style:font-size-complex="9pt"/>
    </style:style>
    <style:style style:name="WW8Num10z0" style:display-name="WW8Num10z0" style:family="text">
      <style:text-properties style:font-name="Symbol" style:font-name-complex="StarSymbol" fo:font-size="9pt" style:font-size-asian="9pt" style:font-size-complex="9pt"/>
    </style:style>
    <style:style style:name="Domyślnaczcionkaakapitu2" style:display-name="Domyślna czcionka akapitu2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7z3" style:display-name="WW8Num7z3" style:family="text">
      <style:text-properties style:font-name="Symbol"/>
    </style:style>
    <style:style style:name="WW-Absatz-Standardschriftart11111" style:display-name="WW-Absatz-Standardschriftart11111" style:family="text"/>
    <style:style style:name="WW8Num1z0" style:display-name="WW8Num1z0" style:family="text">
      <style:text-properties style:font-name="Symbol"/>
    </style:style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8Num2z1" style:display-name="WW8Num2z1" style:family="text">
      <style:text-properties style:font-name="Courier New" style:font-name-complex="Tahoma"/>
    </style:style>
    <style:style style:name="WW8Num2z2" style:display-name="WW8Num2z2" style:family="text">
      <style:text-properties style:font-name="Wingdings"/>
    </style:style>
    <style:style style:name="WW-Absatz-Standardschriftart1111111111111111111111111111111111111111111111111" style:display-name="WW-Absatz-Standardschriftart1111111111111111111111111111111111111111111111111" style:family="text"/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WW8Num1z1" style:display-name="WW8Num1z1" style:family="text">
      <style:text-properties style:font-name="Courier New" style:font-name-complex="Tahoma"/>
    </style:style>
    <style:style style:name="WW8Num1z2" style:display-name="WW8Num1z2" style:family="text">
      <style:text-properties style:font-name="Wingdings"/>
    </style:style>
    <style:style style:name="WW8Num4z0" style:display-name="WW8Num4z0" style:family="text">
      <style:text-properties style:font-name="Times New Roman"/>
    </style:style>
    <style:style style:name="WW8Num5z0" style:display-name="WW8Num5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Tahoma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Tahoma"/>
    </style:style>
    <style:style style:name="WW8Num13z2" style:display-name="WW8Num13z2" style:family="text">
      <style:text-properties style:font-name="Wingdings"/>
    </style:style>
    <style:style style:name="WW8Num17z0" style:display-name="WW8Num17z0" style:family="text">
      <style:text-properties style:font-name="Symbol"/>
    </style:style>
    <style:style style:name="WW8Num17z1" style:display-name="WW8Num17z1" style:family="text">
      <style:text-properties style:font-name="Courier New" style:font-name-complex="Tahoma"/>
    </style:style>
    <style:style style:name="WW8Num17z2" style:display-name="WW8Num17z2" style:family="text">
      <style:text-properties style:font-name="Wingdings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Tahoma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Tahoma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Tahoma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0z1" style:display-name="WW8Num30z1" style:family="text">
      <style:text-properties style:font-name="Courier New" style:font-name-complex="Tahoma"/>
    </style:style>
    <style:style style:name="WW8Num30z2" style:display-name="WW8Num3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 style:font-name-complex="Tahoma"/>
    </style:style>
    <style:style style:name="WW8Num31z2" style:display-name="WW8Num31z2" style:family="text">
      <style:text-properties style:font-name="Wingdings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 style:font-name-complex="Tahoma"/>
    </style:style>
    <style:style style:name="WW8Num32z2" style:display-name="WW8Num32z2" style:family="text">
      <style:text-properties style:font-name="Wingdings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4z1" style:display-name="WW8Num34z1" style:family="text">
      <style:text-properties style:font-name="Courier New" style:font-name-complex="Tahoma"/>
    </style:style>
    <style:style style:name="WW8Num34z2" style:display-name="WW8Num34z2" style:family="text">
      <style:text-properties style:font-name="Wingdings"/>
    </style:style>
    <style:style style:name="WW8Num35z0" style:display-name="WW8Num35z0" style:family="text">
      <style:text-properties style:font-name="Symbol"/>
    </style:style>
    <style:style style:name="WW8Num35z1" style:display-name="WW8Num35z1" style:family="text">
      <style:text-properties style:font-name="Courier New" style:font-name-complex="Tahoma"/>
    </style:style>
    <style:style style:name="WW8Num35z2" style:display-name="WW8Num35z2" style:family="text">
      <style:text-properties style:font-name="Wingdings"/>
    </style:style>
    <style:style style:name="Domyślnaczcionkaakapitu1" style:display-name="Domyślna czcionka akapitu1" style:family="text"/>
    <style:style style:name="Odsyłaczdokomentarza" style:display-name="Odsyłacz do komentarza" style:family="text" style:parent-style-name="Domyślnaczcionkaakapitu1">
      <style:text-properties fo:font-size="8pt" style:font-size-asian="8pt"/>
    </style:style>
    <style:style style:name="Znakiprzypisówdolnych" style:display-name="Znaki przypisów dolnych" style:family="text" style:parent-style-name="Domyślnaczcionkaakapitu1">
      <style:text-properties style:text-position="super 65%"/>
    </style:style>
    <style:style style:name="Numerstrony" style:display-name="Numer strony" style:family="text" style:parent-style-name="Domyślnaczcionkaakapitu1"/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Tekstpodstawowy" style:display-name="Tekst podstawowy" style:family="paragraph" style:parent-style-name="Normalny"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2" style:display-name="Podpis2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Nagłówek20" style:display-name="Nagłówek2" style:family="paragraph" style:parent-style-name="Normalny" style:next-style-name="Tekstpodstawow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ndokumentu1" style:display-name="Plan dokumentu1" style:family="paragraph" style:parent-style-name="Normalny">
      <style:paragraph-properties fo:background-color="#000080"/>
      <style:text-properties style:font-name="Tahoma" fo:hyphenate="false"/>
    </style:style>
    <style:style style:name="Tekstpodstawowywcięty" style:display-name="Tekst podstawowy wcięty" style:family="paragraph" style:parent-style-name="Normalny">
      <style:paragraph-properties fo:margin-left="0.4923in" fo:text-indent="-0.4923in">
        <style:tab-stops/>
      </style:paragraph-properties>
      <style:text-properties fo:hyphenate="false"/>
    </style:style>
    <style:style style:name="Tekstpodstawowy21" style:display-name="Tekst podstawowy 21" style:family="paragraph" style:parent-style-name="Normalny">
      <style:text-properties fo:font-weight="bold" style:font-weight-asian="bold" fo:hyphenate="false"/>
    </style:style>
    <style:style style:name="Tekstpodstawowy22" style:display-name="Tekst podstawowy 22" style:family="paragraph" style:parent-style-name="Normalny">
      <style:paragraph-properties fo:widows="0" fo:orphans="0" fo:text-indent="0.118in"/>
      <style:text-properties fo:hyphenate="false"/>
    </style:style>
    <style:style style:name="Tekstpodstawowywcięty21" style:display-name="Tekst podstawowy wcięty 21" style:family="paragraph" style:parent-style-name="Normalny">
      <style:paragraph-properties fo:margin-left="0.2958in">
        <style:tab-stops/>
      </style:paragraph-properties>
      <style:text-properties fo:hyphenate="false"/>
    </style:style>
    <style:style style:name="Tekstpodstawowy31" style:display-name="Tekst podstawowy 31" style:family="paragraph" style:parent-style-name="Normalny">
      <style:paragraph-properties fo:margin-bottom="0.0833in"/>
      <style:text-properties fo:color="#0000FF" fo:hyphenate="false"/>
    </style:style>
    <style:style style:name="Tekstpodstawowywcięty31" style:display-name="Tekst podstawowy wcięty 31" style:family="paragraph" style:parent-style-name="Normalny">
      <style:paragraph-properties fo:margin-bottom="0.0833in" fo:margin-left="1.475in">
        <style:tab-stops/>
      </style:paragraph-properties>
      <style:text-properties fo:font-weight="bold" style:font-weight-asian="bold" fo:hyphenate="false"/>
    </style:style>
    <style:style style:name="procedura" style:display-name="procedura" style:family="paragraph" style:parent-style-name="Normalny">
      <style:paragraph-properties fo:margin-bottom="0.0833in"/>
      <style:text-properties style:font-name="Courier New" fo:letter-spacing="-0.0138in" fo:hyphenate="false"/>
    </style:style>
    <style:style style:name="Tabela" style:display-name="Tabela" style:family="paragraph" style:parent-style-name="Normalny">
      <style:paragraph-properties fo:text-align="justify" fo:line-height="100%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top="0.0833in" fo:margin-bottom="0.0833in" fo:line-height="150%"/>
      <style:text-properties style:font-name="Calibri" fo:font-weight="bold" style:font-weight-asian="bold" style:font-weight-complex="bold" fo:text-transform="uppercase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Calibri" fo:font-variant="small-caps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margin-left="0.3333in">
        <style:tab-stops/>
      </style:paragraph-properties>
      <style:text-properties style:font-name="Calibri" fo:font-style="italic" style:font-style-asian="italic" style:font-style-complex="italic" fo:font-size="10pt" style:font-size-asian="10pt" fo:hyphenate="false"/>
    </style:style>
    <style:style style:name="Spistreści4" style:display-name="Spis treści 4" style:family="paragraph" style:parent-style-name="Normalny" style:next-style-name="Normalny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5" style:display-name="Spis treści 5" style:family="paragraph" style:parent-style-name="Normalny" style:next-style-name="Normalny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6" style:display-name="Spis treści 6" style:family="paragraph" style:parent-style-name="Normalny" style:next-style-name="Normalny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7" style:display-name="Spis treści 7" style:family="paragraph" style:parent-style-name="Normalny" style:next-style-name="Normalny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8" style:display-name="Spis treści 8" style:family="paragraph" style:parent-style-name="Normalny" style:next-style-name="Normalny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9" style:display-name="Spis treści 9" style:family="paragraph" style:parent-style-name="Normalny" style:next-style-name="Normalny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style:style style:name="Spisilustracji1" style:display-name="Spis ilustracji1" style:family="paragraph" style:parent-style-name="Normalny" style:next-style-name="Normalny">
      <style:paragraph-properties fo:margin-left="0.3333in" fo:text-indent="-0.3333in">
        <style:tab-stops/>
      </style:paragraph-properties>
      <style:text-properties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fo:line-height="100%"/>
      <style:text-properties fo:font-size="10pt" style:font-size-asian="10pt" fo:hyphenate="false"/>
    </style:style>
    <style:style style:name="Podpis" style:display-name="Podpis" style:family="paragraph" style:parent-style-name="Tabela" style:next-style-name="Normalny">
      <style:paragraph-properties fo:text-align="center" fo:margin-left="0.9847in">
        <style:tab-stops/>
      </style:paragraph-properties>
      <style:text-properties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pistreści10" style:display-name="Spis treści 10" style:family="paragraph" style:parent-style-name="Indeks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Zawartośćramki" style:display-name="Zawartość ramki" style:family="paragraph" style:parent-style-name="Tekstpodstawowy">
      <style:text-properties fo:hyphenate="false"/>
    </style:style>
    <style:style style:name="Nagłówekspisutreści" style:display-name="Nagłówek spisu treści" style:family="paragraph" style:parent-style-name="Nagłówek10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100" style:display-name="Nagłówek 10" style:family="paragraph" style:parent-style-name="Nagłówek10" style:next-style-name="Tekstpodstawowy">
      <style:text-properties fo:font-weight="bold" style:font-weight-asian="bold" style:font-weight-complex="bold" fo:font-size="10.5pt" style:font-size-asian="10.5pt" style:font-size-complex="10.5pt" fo:hyphenate="false"/>
    </style:style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StopkaZnak" style:display-name="Stopka Znak" style:family="text" style:parent-style-name="Domyślnaczcionkaakapitu">
      <style:text-properties style:font-name="Arial" fo:font-size="12pt" style:font-size-asian="12pt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Times New Roman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Symbol"/>
    </style:style>
    <style:style style:name="WW_CharLFO5LVL7" style:family="text">
      <style:text-properties style:font-name="Symbol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6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LFO7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479in" fo:margin-bottom="0.5909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3881in"/>
      </style:footer-style>
    </style:page-layout>
    <style:style style:name="P10" style:parent-style-name="Nagłówek" style:family="paragraph">
      <style:paragraph-properties fo:text-align="center"/>
    </style:style>
    <style:style style:name="P11" style:parent-style-name="Stopka" style:family="paragraph">
      <style:paragraph-properties fo:text-align="end"/>
    </style:style>
    <style:style style:name="T12" style:parent-style-name="Domyślnaczcionkaakapitu" style:family="text">
      <style:text-properties fo:font-weight="bold" style:font-weight-asian="bold"/>
    </style:style>
    <style:style style:name="T13" style:parent-style-name="Domyślnaczcionkaakapitu" style:family="text">
      <style:text-properties fo:font-weight="bold" style:font-weight-asian="bold"/>
    </style:style>
    <style:style style:name="P14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10">SzWT-01/2009 wyd. III</text:p>
      </style:header>
      <style:footer>
        <text:p text:style-name="P11">Strona<text:s/><text:span text:style-name="T12"><text:page-number text:fixed="false">5</text:page-number></text:span><text:s/>z<text:s/><text:span text:style-name="T13"><text:page-count>11</text:page-count></text:span></text:p>
        <text:p text:style-name="P1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  </dc:title>
    <dc:description/>
    <dc:subject/>
    <meta:initial-creator>Grażyna Wojaczek</meta:initial-creator>
    <dc:creator>Sławomir Wierzbicki</dc:creator>
    <meta:creation-date>2018-08-17T08:35:00Z</meta:creation-date>
    <dc:date>2018-08-17T08:35:00Z</dc:date>
    <meta:print-date>2014-05-23T09:40:00Z</meta:print-date>
    <meta:template xlink:href="Normal" xlink:type="simple"/>
    <meta:editing-cycles>2</meta:editing-cycles>
    <meta:editing-duration>PT0S</meta:editing-duration>
    <meta:document-statistic meta:page-count="11" meta:paragraph-count="46" meta:word-count="3319" meta:character-count="23191" meta:row-count="165" meta:non-whitespace-character-count="19918"/>
  </office:meta>
</office:document-meta>
</file>